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/>
    <style:font-face style:name="ＭＳ Ｐゴシック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0.99cm" fo:min-width="3.788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3cm" fo:min-width="4.392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47cm" fo:min-width="1.53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47cm" fo:min-width="1.53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67cm" fo:min-width="1.45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4.576cm" fo:min-width="9.533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4.496cm" fo:min-width="9.453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6.876cm" fo:min-width="21.3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0.29cm" fo:min-width="0.04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0.21cm" fo:min-width="0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bottom" draw:auto-grow-height="false" fo:min-height="6.782cm" fo:min-width="15.576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bottom" draw:auto-grow-height="false" fo:min-height="5.193cm" fo:min-width="15.576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63cm" fo:min-width="6.358cm" fo:padding-top="0.165cm" fo:padding-bottom="0.165cm" fo:padding-left="0.29cm" fo:padding-right="0.29cm"/>
      <style:paragraph-properties style:writing-mode="lr-tb"/>
    </style:style>
    <style:style style:name="gr18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083cm" fo:min-width="3.476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554cm" fo:min-width="1.215cm" fo:padding-top="0.165cm" fo:padding-bottom="0.165cm" fo:padding-left="0.29cm" fo:padding-right="0.29cm"/>
      <style:paragraph-properties style:writing-mode="lr-tb"/>
    </style:style>
    <style:style style:name="gr24" style:family="graphic" style:parent-style-name="objectwithoutfill">
      <style:graphic-properties svg:stroke-width="0.081cm" svg:stroke-color="#ffb66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Dashed_20__28_var_29_" svg:stroke-width="0.081cm" svg:stroke-color="#ffb66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ffb66c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6cm" fo:min-width="5.7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07cm" fo:min-width="5.7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387cm" fo:min-width="3.921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3.766cm" fo:min-width="12.628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99cm" fo:min-width="2.738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369cm" fo:min-width="0.199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99cm" fo:min-width="4.341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9cm" fo:min-width="3.476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3.814cm" fo:min-width="3.31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014cm" fo:min-width="3.664cm" fo:padding-top="0.165cm" fo:padding-bottom="0.165cm" fo:padding-left="0.29cm" fo:padding-right="0.29cm"/>
      <style:paragraph-properties style:writing-mode="lr-tb"/>
    </style:style>
    <style:style style:name="gr38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369cm" fo:min-width="0.119cm" fo:padding-top="0.165cm" fo:padding-bottom="0.165cm" fo:padding-left="0.29cm" fo:padding-right="0.29cm"/>
    </style:style>
    <style:style style:name="gr39" style:family="graphic" style:parent-style-name="objectwithoutfill">
      <style:graphic-properties draw:marker-end="Arrow" draw:marker-end-width="0.3cm" draw:fill="solid" draw:textarea-vertical-align="middle"/>
    </style:style>
    <style:style style:name="gr40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8.513cm" fo:min-width="11.946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15.88cm" fo:min-width="10.437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10.719cm" fo:min-width="6.296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middle" draw:auto-grow-height="false" fo:min-height="9.656cm" fo:min-width="20.328cm" fo:padding-top="0.165cm" fo:padding-bottom="0.165cm" fo:padding-left="0.29cm" fo:padding-right="0.29cm"/>
      <style:paragraph-properties style:writing-mode="lr-tb"/>
    </style:style>
    <style:style style:name="gr44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middle" draw:auto-grow-height="false" fo:min-height="10.784cm" fo:min-width="20.248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b66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-color="#ffdbb6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-color="#ffdbb6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style:font-name-asian="ＭＳ Ｐゴシック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Times New Roman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name-asian="Times New Roman" style:font-size-asian="16pt" style:font-style-asian="normal" style:font-weight-asian="bold" style:font-name-complex="Arial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style:font-name-asian="Times New Roman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name-asian="Times New Roman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26cm" svg:height="1.778cm" svg:x="2.905cm" svg:y="-0.111cm">
          <text:p text:style-name="P1">System</text:p>
          <text:p text:style-name="P1">building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826cm" svg:height="1.778cm" svg:x="2.906cm" svg:y="7.89cm">
          <text:p text:style-name="P1">Version</text:p>
          <text:p text:style-name="P1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26cm" svg:height="1.778cm" svg:x="15.005cm" svg:y="7.891cm">
          <text:p text:style-name="P1">Release</text:p>
          <text:p text:style-name="P1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826cm" svg:height="1.778cm" svg:x="15.005cm" svg:y="1.892cm">
          <text:p text:style-name="P1">Change</text:p>
          <text:p text:style-name="P1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998cm" svg:height="2.159cm" svg:x="8.931cm" svg:y="4.598cm">
          <text:p text:style-name="P1">System</text:p>
          <text:p text:style-name="P1">versions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998cm" svg:height="2.159cm" svg:x="-3.069cm" svg:y="4.598cm">
          <text:p text:style-name="P1">Component</text:p>
          <text:p text:style-name="P1">versions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998cm" svg:height="2.159cm" svg:x="20.931cm" svg:y="4.598cm">
          <text:p text:style-name="P1">System</text:p>
          <text:p text:style-name="P1">releases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998cm" svg:height="2.159cm" svg:x="14.919cm" svg:y="-2.402cm">
          <text:p text:style-name="P1">Change</text:p>
          <text:p text:style-name="P1">proposals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.905cm" svg:y1="0.778cm" svg:x2="-0.57cm" svg:y2="4.598cm" draw:start-shape="id1" draw:start-glue-point="3" draw:end-shape="id2" draw:end-glue-point="0" svg:d="M2905 778l-3475 3820" svg:viewBox="0 0 3476 3821">
          <text:p/>
        </draw:connector>
        <draw:connector draw:style-name="gr3" draw:text-style-name="P4" draw:layer="layout" draw:type="line" svg:x1="-0.57cm" svg:y1="6.757cm" svg:x2="2.906cm" svg:y2="8.779cm" draw:start-shape="id2" draw:start-glue-point="2" draw:end-shape="id3" draw:end-glue-point="3" svg:d="M-570 6757l3476 2022" svg:viewBox="0 0 3477 2023">
          <text:p/>
        </draw:connector>
        <draw:connector draw:style-name="gr3" draw:text-style-name="P4" draw:layer="layout" draw:type="line" svg:x1="7.731cm" svg:y1="0.778cm" svg:x2="11.43cm" svg:y2="4.598cm" draw:start-shape="id1" draw:start-glue-point="1" draw:end-shape="id4" draw:end-glue-point="0" svg:d="M7731 778l3699 3820" svg:viewBox="0 0 3700 3821">
          <text:p/>
        </draw:connector>
        <draw:connector draw:style-name="gr3" draw:text-style-name="P4" draw:layer="layout" draw:type="line" svg:x1="11.43cm" svg:y1="6.757cm" svg:x2="7.732cm" svg:y2="8.779cm" draw:start-shape="id4" draw:start-glue-point="2" draw:end-shape="id3" draw:end-glue-point="1" svg:d="M11430 6757l-3698 2022" svg:viewBox="0 0 3699 2023">
          <text:p/>
        </draw:connector>
        <draw:connector draw:style-name="gr3" draw:text-style-name="P4" draw:layer="layout" draw:type="line" svg:x1="11.43cm" svg:y1="4.598cm" svg:x2="15.005cm" svg:y2="2.781cm" draw:start-shape="id4" draw:start-glue-point="0" draw:end-shape="id5" draw:end-glue-point="3" svg:d="M11430 4598l3575-1817" svg:viewBox="0 0 3576 1818">
          <text:p/>
        </draw:connector>
        <draw:connector draw:style-name="gr3" draw:text-style-name="P4" draw:layer="layout" draw:type="line" svg:x1="11.43cm" svg:y1="6.757cm" svg:x2="15.005cm" svg:y2="8.78cm" draw:start-shape="id4" draw:start-glue-point="2" draw:end-shape="id6" draw:end-glue-point="3" svg:d="M11430 6757l3575 2023" svg:viewBox="0 0 3576 2024">
          <text:p/>
        </draw:connector>
        <draw:connector draw:style-name="gr3" draw:text-style-name="P4" draw:layer="layout" draw:type="line" svg:x1="19.831cm" svg:y1="8.78cm" svg:x2="23.43cm" svg:y2="6.757cm" draw:start-shape="id6" draw:start-glue-point="1" draw:end-shape="id7" draw:end-glue-point="2" svg:d="M19831 8780l3599-2023" svg:viewBox="0 0 3600 2024">
          <text:p/>
        </draw:connector>
        <draw:connector draw:style-name="gr3" draw:text-style-name="P4" draw:layer="layout" draw:type="line" svg:x1="19.831cm" svg:y1="2.781cm" svg:x2="23.43cm" svg:y2="4.598cm" draw:start-shape="id5" draw:start-glue-point="1" draw:end-shape="id7" draw:end-glue-point="0" svg:d="M19831 2781l3599 1817" svg:viewBox="0 0 3600 1818">
          <text:p/>
        </draw:connector>
        <draw:connector draw:style-name="gr3" draw:text-style-name="P4" draw:layer="layout" draw:type="line" svg:x1="17.418cm" svg:y1="-0.243cm" svg:x2="17.418cm" svg:y2="1.892cm" draw:start-shape="id8" draw:start-glue-point="2" draw:end-shape="id5" draw:end-glue-point="0" svg:d="M17418-243v2135" svg:viewBox="0 0 1 2136">
          <text:p/>
        </draw:connector>
        <draw:custom-shape draw:style-name="gr4" draw:text-style-name="P5" draw:layer="layout" svg:width="2.032cm" svg:height="1.397cm" svg:x="2.143cm" svg:y="13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32cm" svg:height="1.397cm" svg:x="2.343cm" svg:y="14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32cm" svg:height="1.397cm" svg:x="2.643cm" svg:y="14.4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2.032cm" svg:height="1.397cm" svg:x="2.943cm" svg:y="14.72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2.032cm" svg:height="1.397cm" svg:x="6.943cm" svg:y="14.727cm">
          <text:p text:style-name="P6">V1.0</text:p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2.032cm" svg:height="1.397cm" svg:x="10.943cm" svg:y="14.727cm">
          <text:p text:style-name="P6">V1.1</text:p>
          <draw:enhanced-geometry svg:viewBox="0 0 21600 21600" draw:type="rectangle" draw:enhanced-path="M 0 0 L 21600 0 21600 21600 0 21600 0 0 Z N"/>
        </draw:custom-shape>
        <draw:custom-shape draw:style-name="gr6" draw:text-style-name="P5" xml:id="id12" draw:id="id12" draw:layer="layout" svg:width="2.032cm" svg:height="1.397cm" svg:x="14.943cm" svg:y="14.727cm">
          <text:p text:style-name="P6">V1.2</text:p>
          <draw:enhanced-geometry svg:viewBox="0 0 21600 21600" draw:type="rectangle" draw:enhanced-path="M 0 0 L 21600 0 21600 21600 0 21600 0 0 Z N"/>
        </draw:custom-shape>
        <draw:custom-shape draw:style-name="gr6" draw:text-style-name="P5" xml:id="id13" draw:id="id13" draw:layer="layout" svg:width="2.032cm" svg:height="1.397cm" svg:x="18.943cm" svg:y="14.727cm">
          <text:p text:style-name="P6">V1.3</text:p>
          <draw:enhanced-geometry svg:viewBox="0 0 21600 21600" draw:type="rectangle" draw:enhanced-path="M 0 0 L 21600 0 21600 21600 0 21600 0 0 Z N"/>
        </draw:custom-shape>
        <draw:custom-shape draw:style-name="gr6" draw:text-style-name="P5" xml:id="id14" draw:id="id14" draw:layer="layout" svg:width="2.032cm" svg:height="1.397cm" svg:x="18.943cm" svg:y="11.727cm">
          <text:p text:style-name="P6">R1.0</text:p>
          <draw:enhanced-geometry svg:viewBox="0 0 21600 21600" draw:type="rectangle" draw:enhanced-path="M 0 0 L 21600 0 21600 21600 0 21600 0 0 Z N"/>
        </draw:custom-shape>
        <draw:custom-shape draw:style-name="gr6" draw:text-style-name="P5" xml:id="id15" draw:id="id15" draw:layer="layout" svg:width="2.032cm" svg:height="1.397cm" svg:x="22.943cm" svg:y="14.727cm">
          <text:p text:style-name="P6">V1.4</text:p>
          <draw:enhanced-geometry svg:viewBox="0 0 21600 21600" draw:type="rectangle" draw:enhanced-path="M 0 0 L 21600 0 21600 21600 0 21600 0 0 Z N"/>
        </draw:custom-shape>
        <draw:custom-shape draw:style-name="gr6" draw:text-style-name="P5" xml:id="id16" draw:id="id16" draw:layer="layout" svg:width="2.032cm" svg:height="1.397cm" svg:x="26.943cm" svg:y="14.727cm">
          <text:p text:style-name="P6">V1.5</text:p>
          <draw:enhanced-geometry svg:viewBox="0 0 21600 21600" draw:type="rectangle" draw:enhanced-path="M 0 0 L 21600 0 21600 21600 0 21600 0 0 Z N"/>
        </draw:custom-shape>
        <draw:custom-shape draw:style-name="gr6" draw:text-style-name="P5" xml:id="id17" draw:id="id17" draw:layer="layout" svg:width="2.032cm" svg:height="1.397cm" svg:x="26.943cm" svg:y="11.727cm">
          <text:p text:style-name="P6">R1.1</text:p>
          <draw:enhanced-geometry svg:viewBox="0 0 21600 21600" draw:type="rectangle" draw:enhanced-path="M 0 0 L 21600 0 21600 21600 0 21600 0 0 Z N"/>
        </draw:custom-shape>
        <draw:custom-shape draw:style-name="gr6" draw:text-style-name="P5" xml:id="id18" draw:id="id18" draw:layer="layout" svg:width="2.032cm" svg:height="1.397cm" svg:x="6.943cm" svg:y="18.72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7.143cm" svg:y="18.9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7.343cm" svg:y="19.1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9" draw:id="id19" draw:layer="layout" svg:width="2.032cm" svg:height="1.397cm" svg:x="7.643cm" svg:y="19.427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6" draw:text-style-name="P5" xml:id="id20" draw:id="id20" draw:layer="layout" svg:width="2.032cm" svg:height="1.397cm" svg:x="11.643cm" svg:y="19.427cm">
          <text:p text:style-name="P6">V2.1</text:p>
          <draw:enhanced-geometry svg:viewBox="0 0 21600 21600" draw:type="rectangle" draw:enhanced-path="M 0 0 L 21600 0 21600 21600 0 21600 0 0 Z N"/>
        </draw:custom-shape>
        <draw:custom-shape draw:style-name="gr6" draw:text-style-name="P5" xml:id="id21" draw:id="id21" draw:layer="layout" svg:width="2.032cm" svg:height="1.397cm" svg:x="15.643cm" svg:y="19.427cm">
          <text:p text:style-name="P6">V2.2</text:p>
          <draw:enhanced-geometry svg:viewBox="0 0 21600 21600" draw:type="rectangle" draw:enhanced-path="M 0 0 L 21600 0 21600 21600 0 21600 0 0 Z N"/>
        </draw:custom-shape>
        <draw:custom-shape draw:style-name="gr6" draw:text-style-name="P5" xml:id="id22" draw:id="id22" draw:layer="layout" svg:width="2.032cm" svg:height="1.397cm" svg:x="19.643cm" svg:y="19.427cm">
          <text:p text:style-name="P6">V2.3</text:p>
          <draw:enhanced-geometry svg:viewBox="0 0 21600 21600" draw:type="rectangle" draw:enhanced-path="M 0 0 L 21600 0 21600 21600 0 21600 0 0 Z N"/>
        </draw:custom-shape>
        <draw:custom-shape draw:style-name="gr6" draw:text-style-name="P5" xml:id="id23" draw:id="id23" draw:layer="layout" svg:width="2.032cm" svg:height="1.397cm" svg:x="23.643cm" svg:y="19.427cm">
          <text:p text:style-name="P6">V2.4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9.643cm" svg:y="22.42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9.843cm" svg:y="22.6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0.043cm" svg:y="22.8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0.343cm" svg:y="23.127cm">
          <text:p text:style-name="P6">3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144cm" svg:height="0.962cm" svg:x="-2.315cm" svg:y="14.816cm">
          <draw:text-box>
            <text:p>Version 1</text:p>
          </draw:text-box>
        </draw:frame>
        <draw:frame draw:style-name="gr7" draw:text-style-name="P7" draw:layer="layout" svg:width="3.144cm" svg:height="0.962cm" svg:x="-2.315cm" svg:y="19.516cm">
          <draw:text-box>
            <text:p>Version 2</text:p>
          </draw:text-box>
        </draw:frame>
        <draw:frame draw:style-name="gr7" draw:text-style-name="P7" draw:layer="layout" svg:width="3.144cm" svg:height="0.962cm" svg:x="-2.315cm" svg:y="23.016cm">
          <draw:text-box>
            <text:p>Version 3</text:p>
          </draw:text-box>
        </draw:frame>
        <draw:frame draw:style-name="gr7" draw:text-style-name="P7" draw:layer="layout" svg:width="4.232cm" svg:height="1.673cm" svg:x="1.389cm" svg:y="11.768cm">
          <draw:text-box>
            <text:p>Development</text:p>
            <text:p>versions</text:p>
          </draw:text-box>
        </draw:frame>
        <draw:frame draw:style-name="gr7" draw:text-style-name="P7" draw:layer="layout" svg:width="3.774cm" svg:height="1.673cm" svg:x="10.089cm" svg:y="11.769cm">
          <draw:text-box>
            <text:p>Pre-release</text:p>
            <text:p>versions</text:p>
          </draw:text-box>
        </draw:frame>
        <draw:frame draw:style-name="gr7" draw:text-style-name="P7" draw:layer="layout" svg:width="3.139cm" svg:height="0.962cm" svg:x="22.389cm" svg:y="11.77cm">
          <draw:text-box>
            <text:p>Releases</text:p>
          </draw:text-box>
        </draw:frame>
        <draw:connector draw:style-name="gr8" draw:text-style-name="P4" draw:layer="layout" draw:type="line" svg:x1="4.975cm" svg:y1="15.425cm" svg:x2="6.943cm" svg:y2="15.425cm" draw:start-shape="id9" draw:start-glue-point="1" draw:end-shape="id10" draw:end-glue-point="3" svg:d="M4975 15425h1968" svg:viewBox="0 0 1969 1">
          <text:p/>
        </draw:connector>
        <draw:connector draw:style-name="gr8" draw:text-style-name="P4" draw:layer="layout" draw:type="line" svg:x1="8.975cm" svg:y1="15.425cm" svg:x2="10.943cm" svg:y2="15.425cm" draw:start-shape="id10" draw:start-glue-point="1" draw:end-shape="id11" draw:end-glue-point="3" svg:d="M8975 15425h1968" svg:viewBox="0 0 1969 1">
          <text:p/>
        </draw:connector>
        <draw:connector draw:style-name="gr8" draw:text-style-name="P4" draw:layer="layout" draw:type="line" svg:x1="12.975cm" svg:y1="15.425cm" svg:x2="14.943cm" svg:y2="15.425cm" draw:start-shape="id11" draw:start-glue-point="1" draw:end-shape="id12" draw:end-glue-point="3" svg:d="M12975 15425h1968" svg:viewBox="0 0 1969 1">
          <text:p/>
        </draw:connector>
        <draw:connector draw:style-name="gr8" draw:text-style-name="P4" draw:layer="layout" draw:type="line" svg:x1="16.975cm" svg:y1="15.425cm" svg:x2="18.943cm" svg:y2="15.425cm" draw:start-shape="id12" draw:start-glue-point="1" draw:end-shape="id13" draw:end-glue-point="3" svg:d="M16975 15425h1968" svg:viewBox="0 0 1969 1">
          <text:p/>
        </draw:connector>
        <draw:connector draw:style-name="gr8" draw:text-style-name="P4" draw:layer="layout" draw:type="line" svg:x1="19.959cm" svg:y1="14.727cm" svg:x2="19.959cm" svg:y2="13.124cm" draw:start-shape="id13" draw:start-glue-point="0" draw:end-shape="id14" draw:end-glue-point="2" svg:d="M19959 14727v-1603" svg:viewBox="0 0 1 1604">
          <text:p/>
        </draw:connector>
        <draw:connector draw:style-name="gr8" draw:text-style-name="P4" draw:layer="layout" draw:type="line" svg:x1="20.975cm" svg:y1="15.425cm" svg:x2="22.943cm" svg:y2="15.425cm" draw:start-shape="id13" draw:start-glue-point="1" draw:end-shape="id15" draw:end-glue-point="3" svg:d="M20975 15425h1968" svg:viewBox="0 0 1969 1">
          <text:p/>
        </draw:connector>
        <draw:connector draw:style-name="gr8" draw:text-style-name="P4" draw:layer="layout" draw:type="line" svg:x1="24.975cm" svg:y1="15.425cm" svg:x2="26.943cm" svg:y2="15.425cm" draw:start-shape="id15" draw:start-glue-point="1" draw:end-shape="id16" draw:end-glue-point="3" svg:d="M24975 15425h1968" svg:viewBox="0 0 1969 1">
          <text:p/>
        </draw:connector>
        <draw:connector draw:style-name="gr8" draw:text-style-name="P4" draw:layer="layout" draw:type="line" svg:x1="27.959cm" svg:y1="14.727cm" svg:x2="27.959cm" svg:y2="13.124cm" draw:start-shape="id16" draw:start-glue-point="0" draw:end-shape="id17" draw:end-glue-point="2" svg:d="M27959 14727v-1603" svg:viewBox="0 0 1 1604">
          <text:p/>
        </draw:connector>
        <draw:connector draw:style-name="gr8" draw:text-style-name="P4" draw:layer="layout" draw:type="line" svg:x1="7.959cm" svg:y1="16.124cm" svg:x2="7.959cm" svg:y2="18.727cm" draw:start-shape="id10" draw:start-glue-point="2" draw:end-shape="id18" draw:end-glue-point="0" svg:d="M7959 16124v2603" svg:viewBox="0 0 1 2604">
          <text:p/>
        </draw:connector>
        <draw:connector draw:style-name="gr8" draw:text-style-name="P4" draw:layer="layout" draw:type="line" svg:x1="9.675cm" svg:y1="20.125cm" svg:x2="11.643cm" svg:y2="20.125cm" draw:start-shape="id19" draw:start-glue-point="1" draw:end-shape="id20" draw:end-glue-point="3" svg:d="M9675 20125h1968" svg:viewBox="0 0 1969 1">
          <text:p/>
        </draw:connector>
        <draw:connector draw:style-name="gr8" draw:text-style-name="P4" draw:layer="layout" draw:type="line" svg:x1="13.675cm" svg:y1="20.125cm" svg:x2="15.643cm" svg:y2="20.125cm" draw:start-shape="id20" draw:start-glue-point="1" draw:end-shape="id21" draw:end-glue-point="3" svg:d="M13675 20125h1968" svg:viewBox="0 0 1969 1">
          <text:p/>
        </draw:connector>
        <draw:connector draw:style-name="gr8" draw:text-style-name="P4" draw:layer="layout" draw:type="line" svg:x1="17.764cm" svg:y1="20.125cm" svg:x2="19.732cm" svg:y2="20.125cm" svg:d="M17764 20125h1968" svg:viewBox="0 0 1969 1">
          <text:p/>
        </draw:connector>
        <draw:connector draw:style-name="gr8" draw:text-style-name="P4" draw:layer="layout" draw:type="line" svg:x1="20.748cm" svg:y1="20.824cm" svg:x2="20.748cm" svg:y2="22.427cm" svg:d="M20748 20824v1603" svg:viewBox="0 0 1 1604">
          <text:p/>
        </draw:connector>
        <draw:connector draw:style-name="gr8" draw:text-style-name="P4" draw:layer="layout" draw:type="line" svg:x1="21.675cm" svg:y1="20.125cm" svg:x2="23.643cm" svg:y2="20.125cm" draw:start-shape="id22" draw:start-glue-point="1" draw:end-shape="id23" svg:d="M21675 20125h1968" svg:viewBox="0 0 1969 1">
          <text:p/>
        </draw:connector>
      </draw:page>
      <draw:page draw:name="page2" draw:style-name="dp1" draw:master-page-name="Default">
        <draw:custom-shape draw:style-name="gr6" draw:text-style-name="P5" xml:id="id24" draw:id="id24" draw:layer="layout" svg:width="2.032cm" svg:height="1.397cm" svg:x="1.543cm" svg:y="2.427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6" draw:text-style-name="P5" xml:id="id25" draw:id="id25" draw:layer="layout" svg:width="2.032cm" svg:height="1.397cm" svg:x="6.543cm" svg:y="2.427cm">
          <text:p text:style-name="P6">A1.1</text:p>
          <draw:enhanced-geometry svg:viewBox="0 0 21600 21600" draw:type="rectangle" draw:enhanced-path="M 0 0 L 21600 0 21600 21600 0 21600 0 0 Z N"/>
        </draw:custom-shape>
        <draw:custom-shape draw:style-name="gr6" draw:text-style-name="P5" xml:id="id26" draw:id="id26" draw:layer="layout" svg:width="2.032cm" svg:height="1.397cm" svg:x="11.543cm" svg:y="2.427cm">
          <text:p text:style-name="P6">A1.2</text:p>
          <draw:enhanced-geometry svg:viewBox="0 0 21600 21600" draw:type="rectangle" draw:enhanced-path="M 0 0 L 21600 0 21600 21600 0 21600 0 0 Z N"/>
        </draw:custom-shape>
        <draw:custom-shape draw:style-name="gr6" draw:text-style-name="P5" xml:id="id27" draw:id="id27" draw:layer="layout" svg:width="2.032cm" svg:height="1.397cm" svg:x="16.543cm" svg:y="2.427cm">
          <text:p text:style-name="P6">A1.3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02cm" svg:height="0.962cm" svg:x="1.335cm" svg:y="1.254cm">
          <draw:text-box>
            <text:p>Codeline (A)</text:p>
          </draw:text-box>
        </draw:frame>
        <draw:connector draw:style-name="gr8" draw:text-style-name="P4" draw:layer="layout" draw:type="line" svg:x1="3.575cm" svg:y1="3.125cm" svg:x2="6.543cm" svg:y2="3.125cm" draw:start-shape="id24" draw:start-glue-point="1" draw:end-shape="id25" draw:end-glue-point="3" svg:d="M3575 3125h2968" svg:viewBox="0 0 2969 1">
          <text:p/>
        </draw:connector>
        <draw:connector draw:style-name="gr8" draw:text-style-name="P4" draw:layer="layout" draw:type="line" svg:x1="8.575cm" svg:y1="3.125cm" svg:x2="11.543cm" svg:y2="3.125cm" draw:start-shape="id25" draw:start-glue-point="1" draw:end-shape="id26" draw:end-glue-point="3" svg:d="M8575 3125h2968" svg:viewBox="0 0 2969 1">
          <text:p/>
        </draw:connector>
        <draw:connector draw:style-name="gr8" draw:text-style-name="P4" draw:layer="layout" draw:type="line" svg:x1="13.575cm" svg:y1="3.125cm" svg:x2="16.543cm" svg:y2="3.125cm" draw:start-shape="id26" draw:start-glue-point="1" draw:end-shape="id27" draw:end-glue-point="3" svg:d="M13575 3125h2968" svg:viewBox="0 0 2969 1">
          <text:p/>
        </draw:connector>
        <draw:custom-shape draw:style-name="gr6" draw:text-style-name="P5" xml:id="id28" draw:id="id28" draw:layer="layout" svg:width="2.032cm" svg:height="1.397cm" svg:x="1.564cm" svg:y="6.447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6" draw:text-style-name="P5" xml:id="id29" draw:id="id29" draw:layer="layout" svg:width="2.032cm" svg:height="1.397cm" svg:x="6.564cm" svg:y="6.447cm">
          <text:p text:style-name="P6">B1.1</text:p>
          <draw:enhanced-geometry svg:viewBox="0 0 21600 21600" draw:type="rectangle" draw:enhanced-path="M 0 0 L 21600 0 21600 21600 0 21600 0 0 Z N"/>
        </draw:custom-shape>
        <draw:custom-shape draw:style-name="gr6" draw:text-style-name="P5" xml:id="id30" draw:id="id30" draw:layer="layout" svg:width="2.032cm" svg:height="1.397cm" svg:x="11.564cm" svg:y="6.447cm">
          <text:p text:style-name="P6">B1.2</text:p>
          <draw:enhanced-geometry svg:viewBox="0 0 21600 21600" draw:type="rectangle" draw:enhanced-path="M 0 0 L 21600 0 21600 21600 0 21600 0 0 Z N"/>
        </draw:custom-shape>
        <draw:custom-shape draw:style-name="gr6" draw:text-style-name="P5" xml:id="id31" draw:id="id31" draw:layer="layout" svg:width="2.032cm" svg:height="1.397cm" svg:x="16.564cm" svg:y="6.447cm">
          <text:p text:style-name="P6">B1.3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02cm" svg:height="0.962cm" svg:x="1.356cm" svg:y="5.274cm">
          <draw:text-box>
            <text:p>Codeline (B)</text:p>
          </draw:text-box>
        </draw:frame>
        <draw:connector draw:style-name="gr8" draw:text-style-name="P4" draw:layer="layout" draw:type="line" svg:x1="3.596cm" svg:y1="7.145cm" svg:x2="6.564cm" svg:y2="7.145cm" draw:start-shape="id28" draw:start-glue-point="1" draw:end-shape="id29" draw:end-glue-point="3" svg:d="M3596 7145h2968" svg:viewBox="0 0 2969 1">
          <text:p/>
        </draw:connector>
        <draw:connector draw:style-name="gr8" draw:text-style-name="P4" draw:layer="layout" draw:type="line" svg:x1="8.596cm" svg:y1="7.145cm" svg:x2="11.564cm" svg:y2="7.145cm" draw:start-shape="id29" draw:start-glue-point="1" draw:end-shape="id30" draw:end-glue-point="3" svg:d="M8596 7145h2968" svg:viewBox="0 0 2969 1">
          <text:p/>
        </draw:connector>
        <draw:connector draw:style-name="gr8" draw:text-style-name="P4" draw:layer="layout" draw:type="line" svg:x1="13.596cm" svg:y1="7.145cm" svg:x2="16.564cm" svg:y2="7.145cm" draw:start-shape="id30" draw:start-glue-point="1" draw:end-shape="id31" draw:end-glue-point="3" svg:d="M13596 7145h2968" svg:viewBox="0 0 2969 1">
          <text:p/>
        </draw:connector>
        <draw:custom-shape draw:style-name="gr6" draw:text-style-name="P5" xml:id="id32" draw:id="id32" draw:layer="layout" svg:width="2.032cm" svg:height="1.397cm" svg:x="1.585cm" svg:y="10.467cm">
          <text:p text:style-name="P6">C</text:p>
          <draw:enhanced-geometry svg:viewBox="0 0 21600 21600" draw:type="rectangle" draw:enhanced-path="M 0 0 L 21600 0 21600 21600 0 21600 0 0 Z N"/>
        </draw:custom-shape>
        <draw:custom-shape draw:style-name="gr6" draw:text-style-name="P5" xml:id="id33" draw:id="id33" draw:layer="layout" svg:width="2.032cm" svg:height="1.397cm" svg:x="6.585cm" svg:y="10.467cm">
          <text:p text:style-name="P6">C1.1</text:p>
          <draw:enhanced-geometry svg:viewBox="0 0 21600 21600" draw:type="rectangle" draw:enhanced-path="M 0 0 L 21600 0 21600 21600 0 21600 0 0 Z N"/>
        </draw:custom-shape>
        <draw:custom-shape draw:style-name="gr6" draw:text-style-name="P5" xml:id="id34" draw:id="id34" draw:layer="layout" svg:width="2.032cm" svg:height="1.397cm" svg:x="11.585cm" svg:y="10.467cm">
          <text:p text:style-name="P6">C1.2</text:p>
          <draw:enhanced-geometry svg:viewBox="0 0 21600 21600" draw:type="rectangle" draw:enhanced-path="M 0 0 L 21600 0 21600 21600 0 21600 0 0 Z N"/>
        </draw:custom-shape>
        <draw:custom-shape draw:style-name="gr6" draw:text-style-name="P5" xml:id="id35" draw:id="id35" draw:layer="layout" svg:width="2.032cm" svg:height="1.397cm" svg:x="16.585cm" svg:y="10.467cm">
          <text:p text:style-name="P6">C1.3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054cm" svg:height="0.962cm" svg:x="1.377cm" svg:y="9.294cm">
          <draw:text-box>
            <text:p>Codeline (C)</text:p>
          </draw:text-box>
        </draw:frame>
        <draw:connector draw:style-name="gr8" draw:text-style-name="P4" draw:layer="layout" draw:type="line" svg:x1="3.617cm" svg:y1="11.165cm" svg:x2="6.585cm" svg:y2="11.165cm" draw:start-shape="id32" draw:start-glue-point="1" draw:end-shape="id33" draw:end-glue-point="3" svg:d="M3617 11165h2968" svg:viewBox="0 0 2969 1">
          <text:p/>
        </draw:connector>
        <draw:connector draw:style-name="gr8" draw:text-style-name="P4" draw:layer="layout" draw:type="line" svg:x1="8.617cm" svg:y1="11.165cm" svg:x2="11.585cm" svg:y2="11.165cm" draw:start-shape="id33" draw:start-glue-point="1" draw:end-shape="id34" draw:end-glue-point="3" svg:d="M8617 11165h2968" svg:viewBox="0 0 2969 1">
          <text:p/>
        </draw:connector>
        <draw:connector draw:style-name="gr8" draw:text-style-name="P4" draw:layer="layout" draw:type="line" svg:x1="13.617cm" svg:y1="11.165cm" svg:x2="16.585cm" svg:y2="11.165cm" draw:start-shape="id34" draw:start-glue-point="1" draw:end-shape="id35" draw:end-glue-point="3" svg:d="M13617 11165h2968" svg:viewBox="0 0 2969 1">
          <text:p/>
        </draw:connector>
        <draw:custom-shape draw:style-name="gr6" draw:text-style-name="P5" draw:layer="layout" svg:width="2.032cm" svg:height="1.397cm" svg:x="1.585cm" svg:y="14.487cm">
          <text:p text:style-name="P6">L1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02cm" svg:height="0.962cm" svg:x="1.377cm" svg:y="13.314cm">
          <draw:text-box>
            <text:p>Codeline (A)</text:p>
          </draw:text-box>
        </draw:frame>
        <draw:custom-shape draw:style-name="gr6" draw:text-style-name="P5" draw:layer="layout" svg:width="2.032cm" svg:height="1.397cm" svg:x="4.585cm" svg:y="14.487cm">
          <text:p text:style-name="P6">L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7.585cm" svg:y="14.487cm">
          <text:p text:style-name="P6">Ex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0.585cm" svg:y="14.487cm">
          <text:p text:style-name="P6">Ex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3.543cm" svg:y="2.827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6.543cm" svg:y="2.827cm">
          <text:p text:style-name="P6">B1.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9.543cm" svg:y="2.827cm">
          <text:p text:style-name="P6">C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3.543cm" svg:y="4.827cm">
          <text:p text:style-name="P6">L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6.543cm" svg:y="4.827cm">
          <text:p text:style-name="P6">L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9.543cm" svg:y="4.827cm">
          <text:p text:style-name="P6">Ex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0.033cm" svg:height="4.826cm" svg:x="22.59cm" svg:y="2.00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27cm" svg:height="0.962cm" svg:x="22.335cm" svg:y="0.954cm">
          <draw:text-box>
            <text:p>Baseline - V1</text:p>
          </draw:text-box>
        </draw:frame>
        <draw:custom-shape draw:style-name="gr6" draw:text-style-name="P5" draw:layer="layout" svg:width="2.032cm" svg:height="1.397cm" svg:x="23.563cm" svg:y="9.848cm">
          <text:p text:style-name="P6">A1.3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6.563cm" svg:y="9.848cm">
          <text:p text:style-name="P6">B1.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9.563cm" svg:y="9.848cm">
          <text:p text:style-name="P6">C1.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3.563cm" svg:y="11.848cm">
          <text:p text:style-name="P6">L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6.563cm" svg:y="11.848cm">
          <text:p text:style-name="P6">L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29.563cm" svg:y="11.848cm">
          <text:p text:style-name="P6">Ex2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0.033cm" svg:height="4.826cm" svg:x="22.61cm" svg:y="9.02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27cm" svg:height="0.962cm" svg:x="22.355cm" svg:y="7.975cm">
          <draw:text-box>
            <text:p>Baseline - V2</text:p>
          </draw:text-box>
        </draw:frame>
        <draw:frame draw:style-name="gr7" draw:text-style-name="P10" draw:layer="layout" svg:width="3.046cm" svg:height="0.962cm" svg:x="26.155cm" svg:y="14.775cm">
          <draw:text-box>
            <text:p text:style-name="P9"><text:span text:style-name="T1">Mainline</text:span></text:p>
          </draw:text-box>
        </draw:frame>
      </draw:page>
      <draw:page draw:name="page3" draw:style-name="dp1" draw:master-page-name="Default">
        <draw:custom-shape draw:style-name="gr6" draw:text-style-name="P5" draw:layer="layout" svg:width="2.032cm" svg:height="1.397cm" svg:x="1.183cm" svg:y="3.869cm">
          <text:p text:style-name="P6">A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4.183cm" svg:y="3.869cm">
          <text:p text:style-name="P6">B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7.183cm" svg:y="3.869cm">
          <text:p text:style-name="P6">C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.183cm" svg:y="5.869cm">
          <text:p text:style-name="P6">A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4.183cm" svg:y="5.869cm">
          <text:p text:style-name="P6">B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7.183cm" svg:y="5.869cm">
          <text:p text:style-name="P6">C1.1</text:p>
          <draw:enhanced-geometry svg:viewBox="0 0 21600 21600" draw:type="rectangle" draw:enhanced-path="M 0 0 L 21600 0 21600 21600 0 21600 0 0 Z N"/>
        </draw:custom-shape>
        <draw:custom-shape draw:style-name="gr10" draw:text-style-name="P8" xml:id="id37" draw:id="id37" draw:layer="layout" svg:width="10.033cm" svg:height="4.826cm" svg:x="0.23cm" svg:y="3.05cm">
          <draw:glue-point draw:id="4" svg:x="-1.573cm" svg:y="4.962cm"/>
          <draw:glue-point draw:id="5" svg:x="1.464cm" svg:y="4.962cm"/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633cm" svg:height="0.962cm" svg:x="2.375cm" svg:y="1.996cm">
          <draw:text-box>
            <text:p>Workspace (Alice)</text:p>
          </draw:text-box>
        </draw:frame>
        <draw:custom-shape draw:style-name="gr6" draw:text-style-name="P5" draw:layer="layout" svg:width="2.032cm" svg:height="1.397cm" svg:x="12.203cm" svg:y="3.89cm">
          <text:p text:style-name="P6">X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5.203cm" svg:y="3.89cm">
          <text:p text:style-name="P6">Y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8.203cm" svg:y="3.89cm">
          <text:p text:style-name="P6">C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2.203cm" svg:y="5.89cm">
          <text:p text:style-name="P6">X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5.203cm" svg:y="5.89cm">
          <text:p text:style-name="P6">Y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8.203cm" svg:y="5.89cm">
          <text:p text:style-name="P6">C1.1</text:p>
          <draw:enhanced-geometry svg:viewBox="0 0 21600 21600" draw:type="rectangle" draw:enhanced-path="M 0 0 L 21600 0 21600 21600 0 21600 0 0 Z N"/>
        </draw:custom-shape>
        <draw:custom-shape draw:style-name="gr10" draw:text-style-name="P8" xml:id="id38" draw:id="id38" draw:layer="layout" svg:width="10.033cm" svg:height="4.826cm" svg:x="11.25cm" svg:y="3.071cm">
          <draw:glue-point draw:id="4" svg:x="-1.544cm" svg:y="4.919cm"/>
          <draw:glue-point draw:id="5" svg:x="1.493cm" svg:y="4.919cm"/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387cm" svg:height="0.962cm" svg:x="13.495cm" svg:y="2.017cm">
          <draw:text-box>
            <text:p>Workspace (Bob)</text:p>
          </draw:text-box>
        </draw:frame>
        <draw:custom-shape draw:style-name="gr6" draw:text-style-name="P5" draw:layer="layout" svg:width="2.032cm" svg:height="1.397cm" svg:x="0.783cm" svg:y="10.869cm">
          <text:p text:style-name="P6">A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3.783cm" svg:y="10.869cm">
          <text:p text:style-name="P6">B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6.783cm" svg:y="10.869cm">
          <text:p text:style-name="P6">C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0.783cm" svg:y="12.869cm">
          <text:p text:style-name="P6">A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3.783cm" svg:y="12.869cm">
          <text:p text:style-name="P6">B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6.783cm" svg:y="12.869cm">
          <text:p text:style-name="P6">C1.1</text:p>
          <draw:enhanced-geometry svg:viewBox="0 0 21600 21600" draw:type="rectangle" draw:enhanced-path="M 0 0 L 21600 0 21600 21600 0 21600 0 0 Z N"/>
        </draw:custom-shape>
        <draw:custom-shape draw:style-name="gr11" draw:text-style-name="P8" xml:id="id36" draw:id="id36" draw:layer="layout" svg:width="21.96cm" svg:height="7.206cm" svg:x="-0.17cm" svg:y="10.05cm">
          <draw:glue-point draw:id="4" svg:x="-3.252cm" svg:y="-5.045cm"/>
          <draw:glue-point draw:id="5" svg:x="-1.864cm" svg:y="-5.045cm"/>
          <draw:glue-point draw:id="6" svg:x="1.778cm" svg:y="-5.045cm"/>
          <draw:glue-point draw:id="7" svg:x="3.166cm" svg:y="-5.045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9.783cm" svg:y="10.869cm">
          <text:p text:style-name="P6">X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2.783cm" svg:y="10.869cm">
          <text:p text:style-name="P6">Y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5.783cm" svg:y="10.869cm">
          <text:p text:style-name="P6">P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9.783cm" svg:y="12.869cm">
          <text:p text:style-name="P6">X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2.783cm" svg:y="12.869cm">
          <text:p text:style-name="P6">Y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5.783cm" svg:y="12.869cm">
          <text:p text:style-name="P6">Q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8.783cm" svg:y="10.869cm">
          <text:p text:style-name="P6">Z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6.783cm" svg:y="14.869cm">
          <text:p text:style-name="P6">C1.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5.783cm" svg:y="14.869cm">
          <text:p text:style-name="P6">R1.0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804cm" svg:y1="12.303cm" svg:x2="8.836cm" svg:y2="10.906cm">
          <text:p/>
        </draw:line>
        <draw:line draw:style-name="gr3" draw:text-style-name="P4" draw:layer="layout" svg:x1="3.804cm" svg:y1="12.304cm" svg:x2="5.836cm" svg:y2="10.907cm">
          <text:p/>
        </draw:line>
        <draw:line draw:style-name="gr3" draw:text-style-name="P4" draw:layer="layout" svg:x1="0.804cm" svg:y1="12.305cm" svg:x2="2.836cm" svg:y2="10.908cm">
          <text:p/>
        </draw:line>
        <draw:line draw:style-name="gr3" draw:text-style-name="P4" draw:layer="layout" svg:x1="9.804cm" svg:y1="12.306cm" svg:x2="11.836cm" svg:y2="10.909cm">
          <text:p/>
        </draw:line>
        <draw:line draw:style-name="gr3" draw:text-style-name="P4" draw:layer="layout" svg:x1="12.804cm" svg:y1="12.307cm" svg:x2="14.836cm" svg:y2="10.91cm">
          <text:p/>
        </draw:line>
        <draw:connector draw:style-name="gr8" draw:text-style-name="P4" draw:layer="layout" draw:type="line" svg:x1="3.669cm" svg:y1="10.05cm" svg:x2="3.668cm" svg:y2="7.857cm" draw:start-shape="id36" draw:start-glue-point="4" draw:end-shape="id37" draw:end-glue-point="4" svg:d="M3669 10050l-1-2193" svg:viewBox="0 0 2 2194">
          <text:p/>
        </draw:connector>
        <draw:connector draw:style-name="gr8" draw:text-style-name="P4" draw:layer="layout" draw:type="line" svg:x1="6.714cm" svg:y1="7.857cm" svg:x2="6.717cm" svg:y2="10.05cm" draw:start-shape="id37" draw:start-glue-point="5" draw:end-shape="id36" draw:end-glue-point="5" svg:d="M6714 7857l3 2193" svg:viewBox="0 0 4 2194">
          <text:p/>
        </draw:connector>
        <draw:connector draw:style-name="gr8" draw:text-style-name="P4" draw:layer="layout" draw:type="line" svg:x1="14.714cm" svg:y1="10.05cm" svg:x2="14.717cm" svg:y2="7.857cm" draw:start-shape="id36" draw:start-glue-point="6" draw:end-shape="id38" draw:end-glue-point="4" svg:d="M14714 10050l3-2193" svg:viewBox="0 0 4 2194">
          <text:p/>
        </draw:connector>
        <draw:connector draw:style-name="gr8" draw:text-style-name="P4" draw:layer="layout" draw:type="line" svg:x1="17.763cm" svg:y1="7.857cm" svg:x2="17.762cm" svg:y2="10.05cm" draw:start-shape="id38" draw:start-glue-point="5" draw:end-shape="id36" draw:end-glue-point="7" svg:d="M17763 7857l-1 2193" svg:viewBox="0 0 2 2194">
          <text:p/>
        </draw:connector>
        <draw:frame draw:style-name="gr7" draw:text-style-name="P7" draw:layer="layout" svg:width="3cm" svg:height="0.962cm" svg:x="6.923cm" svg:y="8.374cm">
          <draw:text-box>
            <text:p>check_in</text:p>
          </draw:text-box>
        </draw:frame>
        <draw:frame draw:style-name="gr7" draw:text-style-name="P7" draw:layer="layout" svg:width="3cm" svg:height="0.962cm" svg:x="17.923cm" svg:y="8.374cm">
          <draw:text-box>
            <text:p>check_in</text:p>
          </draw:text-box>
        </draw:frame>
        <draw:frame draw:style-name="gr7" draw:text-style-name="P7" draw:layer="layout" svg:width="3.389cm" svg:height="0.962cm" svg:x="11.023cm" svg:y="8.374cm">
          <draw:text-box>
            <text:p>check_out</text:p>
          </draw:text-box>
        </draw:frame>
        <draw:frame draw:style-name="gr7" draw:text-style-name="P7" draw:layer="layout" svg:width="3.389cm" svg:height="0.962cm" svg:x="-0.077cm" svg:y="8.374cm">
          <draw:text-box>
            <text:p>check_out</text:p>
          </draw:text-box>
        </draw:frame>
        <draw:custom-shape draw:style-name="gr12" draw:text-style-name="P8" draw:layer="layout" svg:width="0.762cm" svg:height="0.762cm" svg:x="22.617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22.996cm" svg:y1="3.856cm" svg:x2="22.996cm" svg:y2="5.761cm">
          <text:p/>
        </draw:line>
        <draw:line draw:style-name="gr13" draw:text-style-name="P8" draw:layer="layout" svg:x1="22.996cm" svg:y1="5.761cm" svg:x2="22.234cm" svg:y2="6.523cm">
          <text:p/>
        </draw:line>
        <draw:line draw:style-name="gr13" draw:text-style-name="P8" draw:layer="layout" svg:x1="22.996cm" svg:y1="5.761cm" svg:x2="23.758cm" svg:y2="6.523cm">
          <text:p/>
        </draw:line>
        <draw:line draw:style-name="gr13" draw:text-style-name="P8" draw:layer="layout" svg:x1="22.336cm" svg:y1="4.291cm" svg:x2="23.733cm" svg:y2="4.291cm">
          <text:p/>
        </draw:line>
        <draw:frame draw:style-name="gr7" draw:text-style-name="P7" draw:layer="layout" svg:width="1.628cm" svg:height="0.962cm" svg:x="22.209cm" svg:y="6.842cm">
          <draw:text-box>
            <text:p>Bob</text:p>
          </draw:text-box>
        </draw:frame>
        <draw:custom-shape draw:style-name="gr14" draw:text-style-name="P8" draw:layer="layout" svg:width="0.762cm" svg:height="0.762cm" svg:x="-1.891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-1.512cm" svg:y1="3.836cm" svg:x2="-1.512cm" svg:y2="5.741cm">
          <text:p/>
        </draw:line>
        <draw:line draw:style-name="gr13" draw:text-style-name="P8" draw:layer="layout" svg:x1="-1.512cm" svg:y1="5.741cm" svg:x2="-2.274cm" svg:y2="6.503cm">
          <text:p/>
        </draw:line>
        <draw:line draw:style-name="gr13" draw:text-style-name="P8" draw:layer="layout" svg:x1="-1.512cm" svg:y1="5.741cm" svg:x2="-0.75cm" svg:y2="6.503cm">
          <text:p/>
        </draw:line>
        <draw:line draw:style-name="gr13" draw:text-style-name="P8" draw:layer="layout" svg:x1="-2.172cm" svg:y1="4.271cm" svg:x2="-0.775cm" svg:y2="4.271cm">
          <text:p/>
        </draw:line>
        <draw:frame draw:style-name="gr7" draw:text-style-name="P7" draw:layer="layout" svg:width="1.874cm" svg:height="0.962cm" svg:x="-2.454cm" svg:y="6.822cm">
          <draw:text-box>
            <text:p>Alice</text:p>
          </draw:text-box>
        </draw:frame>
        <draw:frame draw:style-name="gr7" draw:text-style-name="P7" draw:layer="layout" svg:width="8.782cm" svg:height="0.962cm" svg:x="6.476cm" svg:y="17.696cm">
          <draw:text-box>
            <text:p>Version Management System</text:p>
          </draw:text-box>
        </draw:frame>
      </draw:page>
      <draw:page draw:name="page4" draw:style-name="dp1" draw:master-page-name="Default">
        <draw:custom-shape draw:style-name="gr6" draw:text-style-name="P5" draw:layer="layout" svg:width="2.032cm" svg:height="1.397cm" svg:x="3.783cm" svg:y="20.969cm">
          <text:p text:style-name="P6">A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6.783cm" svg:y="20.969cm">
          <text:p text:style-name="P6">B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9.783cm" svg:y="20.969cm">
          <text:p text:style-name="P6">C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5.283cm" svg:y="22.969cm">
          <text:p text:style-name="P6">Z1.0</text:p>
          <draw:enhanced-geometry svg:viewBox="0 0 21600 21600" draw:type="rectangle" draw:enhanced-path="M 0 0 L 21600 0 21600 21600 0 21600 0 0 Z N"/>
        </draw:custom-shape>
        <draw:custom-shape draw:style-name="gr15" draw:text-style-name="P8" xml:id="id41" draw:id="id41" draw:layer="layout" svg:width="16.156cm" svg:height="7.112cm" svg:x="2.778cm" svg:y="18.594cm">
          <draw:glue-point draw:id="4" svg:x="-3.252cm" svg:y="-5.045cm"/>
          <draw:glue-point draw:id="5" svg:x="-1.864cm" svg:y="-5.045cm"/>
          <draw:glue-point draw:id="6" svg:x="1.778cm" svg:y="-5.045cm"/>
          <draw:glue-point draw:id="7" svg:x="3.166cm" svg:y="-5.045cm"/>
          <text:p text:style-name="P6">Bob’s Repository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2.783cm" svg:y="20.969cm">
          <text:p text:style-name="P6">X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5.783cm" svg:y="20.969cm">
          <text:p text:style-name="P6">Y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9.783cm" svg:y="18.969cm">
          <text:p text:style-name="P6">C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2.783cm" svg:y="18.969cm">
          <text:p text:style-name="P6">X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5.783cm" svg:y="18.969cm">
          <text:p text:style-name="P6">Y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8.283cm" svg:y="22.969cm">
          <text:p text:style-name="P6">Q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1.283cm" svg:y="22.969cm">
          <text:p text:style-name="P6">R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4.283cm" svg:y="22.969cm">
          <text:p text:style-name="P6">P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3.731cm" svg:y="11.669cm">
          <text:p text:style-name="P6">A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6.731cm" svg:y="11.669cm">
          <text:p text:style-name="P6">B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9.731cm" svg:y="11.669cm">
          <text:p text:style-name="P6">C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5.231cm" svg:y="13.669cm">
          <text:p text:style-name="P6">Z1.0</text:p>
          <draw:enhanced-geometry svg:viewBox="0 0 21600 21600" draw:type="rectangle" draw:enhanced-path="M 0 0 L 21600 0 21600 21600 0 21600 0 0 Z N"/>
        </draw:custom-shape>
        <draw:custom-shape draw:style-name="gr16" draw:text-style-name="P8" xml:id="id39" draw:id="id39" draw:layer="layout" svg:width="16.156cm" svg:height="5.523cm" svg:x="2.778cm" svg:y="10.974cm">
          <draw:glue-point draw:id="4" svg:x="-3.252cm" svg:y="-5.045cm"/>
          <draw:glue-point draw:id="5" svg:x="-1.864cm" svg:y="-5.045cm"/>
          <draw:glue-point draw:id="6" svg:x="1.778cm" svg:y="-5.045cm"/>
          <draw:glue-point draw:id="7" svg:x="3.166cm" svg:y="-5.045cm"/>
          <text:p text:style-name="P6">Master Repository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2.731cm" svg:y="11.669cm">
          <text:p text:style-name="P6">X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5.731cm" svg:y="11.669cm">
          <text:p text:style-name="P6">Y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8.231cm" svg:y="13.669cm">
          <text:p text:style-name="P6">Q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1.231cm" svg:y="13.669cm">
          <text:p text:style-name="P6">R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4.231cm" svg:y="13.669cm">
          <text:p text:style-name="P6">P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3.783cm" svg:y="4.469cm">
          <text:p text:style-name="P6">A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6.783cm" svg:y="4.469cm">
          <text:p text:style-name="P6">B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9.783cm" svg:y="4.469cm">
          <text:p text:style-name="P6">C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5.283cm" svg:y="6.469cm">
          <text:p text:style-name="P6">Z1.0</text:p>
          <draw:enhanced-geometry svg:viewBox="0 0 21600 21600" draw:type="rectangle" draw:enhanced-path="M 0 0 L 21600 0 21600 21600 0 21600 0 0 Z N"/>
        </draw:custom-shape>
        <draw:custom-shape draw:style-name="gr15" draw:text-style-name="P8" xml:id="id40" draw:id="id40" draw:layer="layout" svg:width="16.156cm" svg:height="7.112cm" svg:x="2.778cm" svg:y="2.094cm">
          <draw:glue-point draw:id="4" svg:x="-3.252cm" svg:y="-5.045cm"/>
          <draw:glue-point draw:id="5" svg:x="-1.864cm" svg:y="-5.045cm"/>
          <draw:glue-point draw:id="6" svg:x="1.778cm" svg:y="-5.045cm"/>
          <draw:glue-point draw:id="7" svg:x="3.166cm" svg:y="-5.045cm"/>
          <text:p text:style-name="P6">Alice’s Repository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2.783cm" svg:y="4.469cm">
          <text:p text:style-name="P6">X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5.783cm" svg:y="4.469cm">
          <text:p text:style-name="P6">Y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3.783cm" svg:y="2.469cm">
          <text:p text:style-name="P6">A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6.783cm" svg:y="2.469cm">
          <text:p text:style-name="P6">B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9.783cm" svg:y="2.469cm">
          <text:p text:style-name="P6">C1.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8.283cm" svg:y="6.469cm">
          <text:p text:style-name="P6">Q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1.283cm" svg:y="6.469cm">
          <text:p text:style-name="P6">R1.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32cm" svg:height="1.397cm" svg:x="14.283cm" svg:y="6.469cm">
          <text:p text:style-name="P6">P1.0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762cm" svg:height="0.762cm" svg:x="1.109cm" svg:y="1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1.488cm" svg:y1="20.636cm" svg:x2="1.488cm" svg:y2="22.541cm">
          <text:p/>
        </draw:line>
        <draw:line draw:style-name="gr13" draw:text-style-name="P8" draw:layer="layout" svg:x1="1.488cm" svg:y1="22.541cm" svg:x2="0.726cm" svg:y2="23.303cm">
          <text:p/>
        </draw:line>
        <draw:line draw:style-name="gr13" draw:text-style-name="P8" draw:layer="layout" svg:x1="1.488cm" svg:y1="22.541cm" svg:x2="2.25cm" svg:y2="23.303cm">
          <text:p/>
        </draw:line>
        <draw:line draw:style-name="gr13" draw:text-style-name="P8" draw:layer="layout" svg:x1="0.828cm" svg:y1="21.071cm" svg:x2="2.225cm" svg:y2="21.071cm">
          <text:p/>
        </draw:line>
        <draw:frame draw:style-name="gr7" draw:text-style-name="P7" draw:layer="layout" svg:width="1.628cm" svg:height="0.962cm" svg:x="0.701cm" svg:y="23.622cm">
          <draw:text-box>
            <text:p>Bob</text:p>
          </draw:text-box>
        </draw:frame>
        <draw:custom-shape draw:style-name="gr14" draw:text-style-name="P8" draw:layer="layout" svg:width="0.762cm" svg:height="0.762cm" svg:x="1.101cm" svg:y="3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1.48cm" svg:y1="4.016cm" svg:x2="1.48cm" svg:y2="5.921cm">
          <text:p/>
        </draw:line>
        <draw:line draw:style-name="gr13" draw:text-style-name="P8" draw:layer="layout" svg:x1="1.48cm" svg:y1="5.921cm" svg:x2="0.718cm" svg:y2="6.683cm">
          <text:p/>
        </draw:line>
        <draw:line draw:style-name="gr13" draw:text-style-name="P8" draw:layer="layout" svg:x1="1.48cm" svg:y1="5.921cm" svg:x2="2.242cm" svg:y2="6.683cm">
          <text:p/>
        </draw:line>
        <draw:line draw:style-name="gr13" draw:text-style-name="P8" draw:layer="layout" svg:x1="0.82cm" svg:y1="4.451cm" svg:x2="2.217cm" svg:y2="4.451cm">
          <text:p/>
        </draw:line>
        <draw:frame draw:style-name="gr7" draw:text-style-name="P7" draw:layer="layout" svg:width="1.874cm" svg:height="0.962cm" svg:x="0.493cm" svg:y="7.002cm">
          <draw:text-box>
            <text:p>Alice</text:p>
          </draw:text-box>
        </draw:frame>
        <draw:connector draw:style-name="gr8" draw:text-style-name="P4" draw:layer="layout" draw:type="line" svg:x1="10.856cm" svg:y1="10.974cm" svg:x2="10.856cm" svg:y2="9.206cm" draw:start-shape="id39" draw:start-glue-point="0" draw:end-shape="id40" draw:end-glue-point="2" svg:d="M10856 10974v-1768" svg:viewBox="0 0 1 1769">
          <text:p/>
        </draw:connector>
        <draw:connector draw:style-name="gr8" draw:text-style-name="P4" draw:layer="layout" draw:type="line" svg:x1="10.856cm" svg:y1="16.497cm" svg:x2="10.856cm" svg:y2="18.594cm" draw:start-shape="id39" draw:start-glue-point="2" draw:end-shape="id41" draw:end-glue-point="0" svg:d="M10856 16497v2097" svg:viewBox="0 0 1 2098">
          <text:p/>
        </draw:connector>
      </draw:page>
      <draw:page draw:name="page5" draw:style-name="dp1" draw:master-page-name="Default">
        <draw:custom-shape draw:style-name="gr17" draw:text-style-name="P5" xml:id="id43" draw:id="id43" draw:layer="layout" svg:width="6.858cm" svg:height="2.413cm" svg:x="-0.611cm" svg:y="4.683cm">
          <text:p text:style-name="P6">Definitive project</text:p>
          <text:p text:style-name="P6">repository</text:p>
          <draw:enhanced-geometry svg:viewBox="0 0 21600 21600" draw:type="rectangle" draw:enhanced-path="M 0 0 L 21600 0 21600 21600 0 21600 0 0 Z N"/>
        </draw:custom-shape>
        <draw:custom-shape draw:style-name="gr17" draw:text-style-name="P5" xml:id="id44" draw:id="id44" draw:layer="layout" svg:width="6.858cm" svg:height="2.413cm" svg:x="7.389cm" svg:y="4.683cm">
          <text:p text:style-name="P6">Alice’s public</text:p>
          <text:p text:style-name="P6">repository</text:p>
          <draw:enhanced-geometry svg:viewBox="0 0 21600 21600" draw:type="rectangle" draw:enhanced-path="M 0 0 L 21600 0 21600 21600 0 21600 0 0 Z N"/>
        </draw:custom-shape>
        <draw:custom-shape draw:style-name="gr17" draw:text-style-name="P5" xml:id="id47" draw:id="id47" draw:layer="layout" svg:width="6.858cm" svg:height="2.413cm" svg:x="15.389cm" svg:y="4.683cm">
          <text:p text:style-name="P6">Bob’s public</text:p>
          <text:p text:style-name="P6">repository</text:p>
          <draw:enhanced-geometry svg:viewBox="0 0 21600 21600" draw:type="rectangle" draw:enhanced-path="M 0 0 L 21600 0 21600 21600 0 21600 0 0 Z N"/>
        </draw:custom-shape>
        <draw:custom-shape draw:style-name="gr17" draw:text-style-name="P5" xml:id="id42" draw:id="id42" draw:layer="layout" svg:width="6.858cm" svg:height="2.413cm" svg:x="-0.611cm" svg:y="10.683cm">
          <text:p text:style-name="P6">Charlie’s private</text:p>
          <text:p text:style-name="P6">repository</text:p>
          <draw:enhanced-geometry svg:viewBox="0 0 21600 21600" draw:type="rectangle" draw:enhanced-path="M 0 0 L 21600 0 21600 21600 0 21600 0 0 Z N"/>
        </draw:custom-shape>
        <draw:custom-shape draw:style-name="gr17" draw:text-style-name="P5" xml:id="id45" draw:id="id45" draw:layer="layout" svg:width="6.858cm" svg:height="2.413cm" svg:x="7.389cm" svg:y="10.683cm">
          <text:p text:style-name="P6">Alice’s private</text:p>
          <text:p text:style-name="P6">repository</text:p>
          <draw:enhanced-geometry svg:viewBox="0 0 21600 21600" draw:type="rectangle" draw:enhanced-path="M 0 0 L 21600 0 21600 21600 0 21600 0 0 Z N"/>
        </draw:custom-shape>
        <draw:custom-shape draw:style-name="gr17" draw:text-style-name="P5" xml:id="id46" draw:id="id46" draw:layer="layout" svg:width="6.858cm" svg:height="2.413cm" svg:x="15.389cm" svg:y="10.683cm">
          <text:p text:style-name="P6">Bob’s private repository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draw:type="line" svg:x1="2.818cm" svg:y1="10.683cm" svg:x2="2.818cm" svg:y2="7.096cm" draw:start-shape="id42" draw:start-glue-point="0" draw:end-shape="id43" svg:d="M2818 10683v-3587" svg:viewBox="0 0 1 3588">
          <text:p/>
        </draw:connector>
        <draw:connector draw:style-name="gr18" draw:text-style-name="P11" draw:layer="layout" draw:type="line" svg:x1="10.818cm" svg:y1="7.096cm" svg:x2="2.818cm" svg:y2="10.683cm" draw:start-shape="id44" draw:start-glue-point="2" draw:end-shape="id42" draw:end-glue-point="0" svg:d="M10818 7096l-8000 3587" svg:viewBox="0 0 8001 3588">
          <text:p/>
        </draw:connector>
        <draw:connector draw:style-name="gr18" draw:text-style-name="P11" draw:layer="layout" draw:type="line" svg:x1="2.818cm" svg:y1="7.096cm" svg:x2="10.818cm" svg:y2="10.683cm" draw:start-shape="id43" draw:start-glue-point="2" draw:end-shape="id45" draw:end-glue-point="0" svg:d="M2818 7096l8000 3587" svg:viewBox="0 0 8001 3588">
          <text:p/>
        </draw:connector>
        <draw:connector draw:style-name="gr18" draw:text-style-name="P11" draw:layer="layout" draw:type="line" svg:x1="2.818cm" svg:y1="7.096cm" svg:x2="18.818cm" svg:y2="10.683cm" draw:start-shape="id43" draw:start-glue-point="2" draw:end-shape="id46" draw:end-glue-point="0" svg:d="M2818 7096l16000 3587" svg:viewBox="0 0 16001 3588">
          <text:p/>
        </draw:connector>
        <draw:connector draw:style-name="gr18" draw:text-style-name="P11" draw:layer="layout" draw:type="line" svg:x1="10.818cm" svg:y1="10.683cm" svg:x2="10.818cm" svg:y2="7.096cm" draw:start-shape="id45" draw:start-glue-point="0" draw:end-shape="id44" draw:end-glue-point="2" svg:d="M10818 10683v-3587" svg:viewBox="0 0 1 3588">
          <text:p/>
        </draw:connector>
        <draw:connector draw:style-name="gr18" draw:text-style-name="P11" draw:layer="layout" draw:type="line" svg:x1="18.818cm" svg:y1="10.683cm" svg:x2="18.818cm" svg:y2="7.096cm" draw:start-shape="id46" draw:start-glue-point="0" draw:end-shape="id47" draw:end-glue-point="2" svg:d="M18818 10683v-3587" svg:viewBox="0 0 1 3588">
          <text:p/>
        </draw:connector>
        <draw:connector draw:style-name="gr18" draw:text-style-name="P11" draw:layer="layout" draw:type="line" svg:x1="18.818cm" svg:y1="7.096cm" svg:x2="2.818cm" svg:y2="10.683cm" draw:start-shape="id47" draw:start-glue-point="2" draw:end-shape="id42" draw:end-glue-point="0" svg:d="M18818 7096l-16000 3587" svg:viewBox="0 0 16001 3588">
          <text:p/>
        </draw:connector>
        <draw:custom-shape draw:style-name="gr14" draw:text-style-name="P8" draw:layer="layout" svg:width="0.762cm" svg:height="0.762cm" svg:x="18.501cm" svg:y="13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18.88cm" svg:y1="14.616cm" svg:x2="18.88cm" svg:y2="16.521cm">
          <text:p/>
        </draw:line>
        <draw:line draw:style-name="gr13" draw:text-style-name="P8" draw:layer="layout" svg:x1="18.88cm" svg:y1="16.521cm" svg:x2="18.118cm" svg:y2="17.283cm">
          <text:p/>
        </draw:line>
        <draw:line draw:style-name="gr13" draw:text-style-name="P8" draw:layer="layout" svg:x1="18.88cm" svg:y1="16.521cm" svg:x2="19.642cm" svg:y2="17.283cm">
          <text:p/>
        </draw:line>
        <draw:line draw:style-name="gr13" draw:text-style-name="P8" draw:layer="layout" svg:x1="18.22cm" svg:y1="15.051cm" svg:x2="19.617cm" svg:y2="15.051cm">
          <text:p/>
        </draw:line>
        <draw:frame draw:style-name="gr7" draw:text-style-name="P7" draw:layer="layout" svg:width="1.628cm" svg:height="0.962cm" svg:x="18.093cm" svg:y="17.602cm">
          <draw:text-box>
            <text:p>Bob</text:p>
          </draw:text-box>
        </draw:frame>
        <draw:custom-shape draw:style-name="gr14" draw:text-style-name="P8" draw:layer="layout" svg:width="0.762cm" svg:height="0.762cm" svg:x="10.493cm" svg:y="1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10.872cm" svg:y1="14.596cm" svg:x2="10.872cm" svg:y2="16.501cm">
          <text:p/>
        </draw:line>
        <draw:line draw:style-name="gr13" draw:text-style-name="P8" draw:layer="layout" svg:x1="10.872cm" svg:y1="16.501cm" svg:x2="10.11cm" svg:y2="17.263cm">
          <text:p/>
        </draw:line>
        <draw:line draw:style-name="gr13" draw:text-style-name="P8" draw:layer="layout" svg:x1="10.872cm" svg:y1="16.501cm" svg:x2="11.634cm" svg:y2="17.263cm">
          <text:p/>
        </draw:line>
        <draw:line draw:style-name="gr13" draw:text-style-name="P8" draw:layer="layout" svg:x1="10.212cm" svg:y1="15.031cm" svg:x2="11.609cm" svg:y2="15.031cm">
          <text:p/>
        </draw:line>
        <draw:frame draw:style-name="gr7" draw:text-style-name="P7" draw:layer="layout" svg:width="1.874cm" svg:height="0.962cm" svg:x="9.985cm" svg:y="17.582cm">
          <draw:text-box>
            <text:p>Alice</text:p>
          </draw:text-box>
        </draw:frame>
        <draw:custom-shape draw:style-name="gr14" draw:text-style-name="P8" draw:layer="layout" svg:width="0.762cm" svg:height="0.762cm" svg:x="2.485cm" svg:y="13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8" draw:layer="layout" svg:x1="2.864cm" svg:y1="14.576cm" svg:x2="2.864cm" svg:y2="16.481cm">
          <text:p/>
        </draw:line>
        <draw:line draw:style-name="gr13" draw:text-style-name="P8" draw:layer="layout" svg:x1="2.864cm" svg:y1="16.481cm" svg:x2="2.102cm" svg:y2="17.243cm">
          <text:p/>
        </draw:line>
        <draw:line draw:style-name="gr13" draw:text-style-name="P8" draw:layer="layout" svg:x1="2.864cm" svg:y1="16.481cm" svg:x2="3.626cm" svg:y2="17.243cm">
          <text:p/>
        </draw:line>
        <draw:line draw:style-name="gr13" draw:text-style-name="P8" draw:layer="layout" svg:x1="2.204cm" svg:y1="15.011cm" svg:x2="3.601cm" svg:y2="15.011cm">
          <text:p/>
        </draw:line>
        <draw:frame draw:style-name="gr7" draw:text-style-name="P7" draw:layer="layout" svg:width="2.504cm" svg:height="0.962cm" svg:x="1.577cm" svg:y="17.562cm">
          <draw:text-box>
            <text:p>Charlie</text:p>
          </draw:text-box>
        </draw:frame>
        <draw:frame draw:style-name="gr7" draw:text-style-name="P7" draw:layer="layout" svg:width="0.853cm" svg:height="0.962cm" svg:x="1.916cm" svg:y="9.717cm">
          <draw:text-box>
            <text:p>4</text:p>
          </draw:text-box>
        </draw:frame>
        <draw:frame draw:style-name="gr7" draw:text-style-name="P7" draw:layer="layout" svg:width="0.853cm" svg:height="0.962cm" svg:x="3.717cm" svg:y="7.717cm">
          <draw:text-box>
            <text:p>1</text:p>
          </draw:text-box>
        </draw:frame>
        <draw:frame draw:style-name="gr7" draw:text-style-name="P7" draw:layer="layout" svg:width="0.853cm" svg:height="0.962cm" svg:x="7.818cm" svg:y="7.117cm">
          <draw:text-box>
            <text:p>3</text:p>
          </draw:text-box>
        </draw:frame>
        <draw:frame draw:style-name="gr7" draw:text-style-name="P7" draw:layer="layout" svg:width="0.853cm" svg:height="0.962cm" svg:x="14.819cm" svg:y="7.117cm">
          <draw:text-box>
            <text:p>3</text:p>
          </draw:text-box>
        </draw:frame>
        <draw:frame draw:style-name="gr7" draw:text-style-name="P7" draw:layer="layout" svg:width="0.853cm" svg:height="0.962cm" svg:x="10.82cm" svg:y="9.817cm">
          <draw:text-box>
            <text:p>2</text:p>
          </draw:text-box>
        </draw:frame>
        <draw:frame draw:style-name="gr7" draw:text-style-name="P7" draw:layer="layout" svg:width="0.853cm" svg:height="0.962cm" svg:x="18.821cm" svg:y="9.817cm">
          <draw:text-box>
            <text:p>2</text:p>
          </draw:text-box>
        </draw:frame>
      </draw:page>
      <draw:page draw:name="page6" draw:style-name="dp1" draw:master-page-name="Default">
        <draw:custom-shape draw:style-name="gr6" draw:text-style-name="P5" xml:id="id48" draw:id="id48" draw:layer="layout" svg:width="2.032cm" svg:height="1.397cm" svg:x="0.783cm" svg:y="8.969cm">
          <text:p text:style-name="P6">V1.0</text:p>
          <draw:enhanced-geometry svg:viewBox="0 0 21600 21600" draw:type="rectangle" draw:enhanced-path="M 0 0 L 21600 0 21600 21600 0 21600 0 0 Z N"/>
        </draw:custom-shape>
        <draw:custom-shape draw:style-name="gr6" draw:text-style-name="P5" xml:id="id49" draw:id="id49" draw:layer="layout" svg:width="2.032cm" svg:height="1.397cm" svg:x="4.783cm" svg:y="8.969cm">
          <text:p text:style-name="P6">V1.1</text:p>
          <draw:enhanced-geometry svg:viewBox="0 0 21600 21600" draw:type="rectangle" draw:enhanced-path="M 0 0 L 21600 0 21600 21600 0 21600 0 0 Z N"/>
        </draw:custom-shape>
        <draw:custom-shape draw:style-name="gr6" draw:text-style-name="P5" xml:id="id50" draw:id="id50" draw:layer="layout" svg:width="2.032cm" svg:height="1.397cm" svg:x="8.783cm" svg:y="8.969cm">
          <text:p text:style-name="P6">V1.2</text:p>
          <draw:enhanced-geometry svg:viewBox="0 0 21600 21600" draw:type="rectangle" draw:enhanced-path="M 0 0 L 21600 0 21600 21600 0 21600 0 0 Z N"/>
        </draw:custom-shape>
        <draw:custom-shape draw:style-name="gr6" draw:text-style-name="P5" xml:id="id51" draw:id="id51" draw:layer="layout" svg:width="2.032cm" svg:height="1.397cm" svg:x="4.783cm" svg:y="4.969cm">
          <text:p text:style-name="P6">V2.0</text:p>
          <draw:enhanced-geometry svg:viewBox="0 0 21600 21600" draw:type="rectangle" draw:enhanced-path="M 0 0 L 21600 0 21600 21600 0 21600 0 0 Z N"/>
        </draw:custom-shape>
        <draw:custom-shape draw:style-name="gr6" draw:text-style-name="P5" xml:id="id52" draw:id="id52" draw:layer="layout" svg:width="2.032cm" svg:height="1.397cm" svg:x="8.783cm" svg:y="4.969cm">
          <text:p text:style-name="P6">V2.1</text:p>
          <draw:enhanced-geometry svg:viewBox="0 0 21600 21600" draw:type="rectangle" draw:enhanced-path="M 0 0 L 21600 0 21600 21600 0 21600 0 0 Z N"/>
        </draw:custom-shape>
        <draw:custom-shape draw:style-name="gr6" draw:text-style-name="P5" xml:id="id53" draw:id="id53" draw:layer="layout" svg:width="2.032cm" svg:height="1.397cm" svg:x="11.783cm" svg:y="6.969cm">
          <text:p text:style-name="P6">V2.2</text:p>
          <draw:enhanced-geometry svg:viewBox="0 0 21600 21600" draw:type="rectangle" draw:enhanced-path="M 0 0 L 21600 0 21600 21600 0 21600 0 0 Z N"/>
        </draw:custom-shape>
        <draw:custom-shape draw:style-name="gr6" draw:text-style-name="P5" xml:id="id55" draw:id="id55" draw:layer="layout" svg:width="2.032cm" svg:height="1.397cm" svg:x="11.783cm" svg:y="2.969cm">
          <text:p text:style-name="P6">V2.1.1</text:p>
          <draw:enhanced-geometry svg:viewBox="0 0 21600 21600" draw:type="rectangle" draw:enhanced-path="M 0 0 L 21600 0 21600 21600 0 21600 0 0 Z N"/>
        </draw:custom-shape>
        <draw:custom-shape draw:style-name="gr6" draw:text-style-name="P5" xml:id="id54" draw:id="id54" draw:layer="layout" svg:width="2.032cm" svg:height="1.397cm" svg:x="15.783cm" svg:y="6.969cm">
          <text:p text:style-name="P6">V2.3</text:p>
          <draw:enhanced-geometry svg:viewBox="0 0 21600 21600" draw:type="rectangle" draw:enhanced-path="M 0 0 L 21600 0 21600 21600 0 21600 0 0 Z N"/>
        </draw:custom-shape>
        <draw:custom-shape draw:style-name="gr6" draw:text-style-name="P5" xml:id="id56" draw:id="id56" draw:layer="layout" svg:width="2.032cm" svg:height="1.397cm" svg:x="15.783cm" svg:y="2.969cm">
          <text:p text:style-name="P6">V2.1.2</text:p>
          <draw:enhanced-geometry svg:viewBox="0 0 21600 21600" draw:type="rectangle" draw:enhanced-path="M 0 0 L 21600 0 21600 21600 0 21600 0 0 Z N"/>
        </draw:custom-shape>
        <draw:custom-shape draw:style-name="gr6" draw:text-style-name="P5" xml:id="id58" draw:id="id58" draw:layer="layout" svg:width="2.032cm" svg:height="1.397cm" svg:x="20.783cm" svg:y="4.969cm">
          <text:p text:style-name="P6">V2.4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2.815cm" svg:y1="9.667cm" svg:x2="4.783cm" svg:y2="9.667cm" draw:start-shape="id48" draw:start-glue-point="1" draw:end-shape="id49" draw:end-glue-point="3" svg:d="M2815 9667h1968" svg:viewBox="0 0 1969 1">
          <text:p/>
        </draw:connector>
        <draw:connector draw:style-name="gr8" draw:text-style-name="P4" draw:layer="layout" draw:type="line" svg:x1="6.815cm" svg:y1="9.667cm" svg:x2="8.783cm" svg:y2="9.667cm" draw:start-shape="id49" draw:start-glue-point="1" draw:end-shape="id50" draw:end-glue-point="3" svg:d="M6815 9667h1968" svg:viewBox="0 0 1969 1">
          <text:p/>
        </draw:connector>
        <draw:connector draw:style-name="gr8" draw:text-style-name="P4" draw:layer="layout" draw:type="line" svg:x1="5.799cm" svg:y1="8.969cm" svg:x2="5.799cm" svg:y2="6.366cm" draw:start-shape="id49" draw:start-glue-point="0" draw:end-shape="id51" draw:end-glue-point="2" svg:d="M5799 8969v-2603" svg:viewBox="0 0 1 2604">
          <text:p/>
        </draw:connector>
        <draw:connector draw:style-name="gr8" draw:text-style-name="P4" draw:layer="layout" draw:type="line" svg:x1="6.815cm" svg:y1="5.667cm" svg:x2="8.783cm" svg:y2="5.667cm" draw:start-shape="id51" draw:start-glue-point="1" draw:end-shape="id52" draw:end-glue-point="3" svg:d="M6815 5667h1968" svg:viewBox="0 0 1969 1">
          <text:p/>
        </draw:connector>
        <draw:connector draw:style-name="gr8" draw:text-style-name="P4" draw:layer="layout" draw:type="line" svg:x1="13.815cm" svg:y1="7.667cm" svg:x2="15.783cm" svg:y2="7.667cm" draw:start-shape="id53" draw:start-glue-point="1" draw:end-shape="id54" draw:end-glue-point="3" svg:d="M13815 7667h1968" svg:viewBox="0 0 1969 1">
          <text:p/>
        </draw:connector>
        <draw:connector draw:style-name="gr8" draw:text-style-name="P4" draw:layer="layout" draw:type="line" svg:x1="13.815cm" svg:y1="3.667cm" svg:x2="15.783cm" svg:y2="3.667cm" draw:start-shape="id55" draw:start-glue-point="1" draw:end-shape="id56" draw:end-glue-point="3" svg:d="M13815 3667h1968" svg:viewBox="0 0 1969 1">
          <text:p/>
        </draw:connector>
        <draw:connector draw:style-name="gr8" draw:text-style-name="P4" draw:layer="layout" svg:x1="9.799cm" svg:y1="4.969cm" svg:x2="11.783cm" svg:y2="3.667cm" draw:start-shape="id52" draw:start-glue-point="0" draw:end-shape="id55" svg:d="M9799 4969v-1302h1984" svg:viewBox="0 0 1985 1303">
          <text:p/>
        </draw:connector>
        <draw:connector draw:style-name="gr8" draw:text-style-name="P4" draw:layer="layout" svg:x1="9.799cm" svg:y1="6.366cm" svg:x2="11.783cm" svg:y2="7.667cm" draw:start-shape="id52" draw:start-glue-point="2" draw:end-shape="id53" draw:end-glue-point="3" svg:d="M9799 6366v1301h1984" svg:viewBox="0 0 1985 1302">
          <text:p/>
        </draw:connector>
        <draw:connector draw:style-name="gr19" draw:text-style-name="P4" xml:id="id57" draw:id="id57" draw:layer="layout" draw:type="line" svg:x1="16.799cm" svg:y1="4.366cm" svg:x2="16.799cm" svg:y2="6.969cm" draw:start-shape="id56" draw:start-glue-point="2" draw:end-shape="id54" draw:end-glue-point="0" svg:d="M16799 4366v2603" svg:viewBox="0 0 1 2604">
          <text:p/>
        </draw:connector>
        <draw:connector draw:style-name="gr20" draw:text-style-name="P4" draw:layer="layout" draw:type="line" svg:x1="16.799cm" svg:y1="5.667cm" svg:x2="20.783cm" svg:y2="5.667cm" draw:start-shape="id57" draw:start-glue-point="0" draw:end-shape="id58" draw:end-glue-point="3" svg:d="M16799 5667h3984" svg:viewBox="0 0 3985 1">
          <text:p text:style-name="P6"/>
        </draw:connector>
        <draw:frame draw:style-name="gr21" draw:text-style-name="P7" draw:layer="layout" svg:width="3.042cm" svg:height="0.962cm" svg:x="17.072cm" svg:y="4.649cm">
          <draw:text-box>
            <text:p>&lt;merge&gt;</text:p>
          </draw:text-box>
        </draw:frame>
        <draw:frame draw:style-name="gr21" draw:text-style-name="P7" draw:layer="layout" svg:width="4.054cm" svg:height="0.962cm" svg:x="11.622cm" svg:y="1.774cm">
          <draw:text-box>
            <text:p>Codeline 2.1</text:p>
          </draw:text-box>
        </draw:frame>
        <draw:frame draw:style-name="gr21" draw:text-style-name="P7" draw:layer="layout" svg:width="3.182cm" svg:height="0.962cm" svg:x="8.272cm" svg:y="2.649cm">
          <draw:text-box>
            <text:p>&lt;branch&gt;</text:p>
          </draw:text-box>
        </draw:frame>
        <draw:frame draw:style-name="gr21" draw:text-style-name="P7" draw:layer="layout" svg:width="3.182cm" svg:height="0.962cm" svg:x="5.972cm" svg:y="7.349cm">
          <draw:text-box>
            <text:p>&lt;branch&gt;</text:p>
          </draw:text-box>
        </draw:frame>
        <draw:frame draw:style-name="gr21" draw:text-style-name="P7" draw:layer="layout" svg:width="3.525cm" svg:height="0.962cm" svg:x="4.722cm" svg:y="3.874cm">
          <draw:text-box>
            <text:p>Codeline 2</text:p>
          </draw:text-box>
        </draw:frame>
        <draw:custom-shape draw:style-name="gr22" draw:text-style-name="P5" xml:id="id60" draw:id="id60" draw:layer="layout" svg:width="4.056cm" svg:height="2.413cm" svg:x="1.389cm" svg:y="15.683cm">
          <text:p text:style-name="P6">Version</text:p>
          <text:p text:style-name="P6">1.0</text:p>
          <draw:enhanced-geometry svg:viewBox="0 0 21600 21600" draw:type="rectangle" draw:enhanced-path="M 0 0 L 21600 0 21600 21600 0 21600 0 0 Z N"/>
        </draw:custom-shape>
        <draw:custom-shape draw:style-name="gr22" draw:text-style-name="P5" xml:id="id61" draw:id="id61" draw:layer="layout" svg:width="4.056cm" svg:height="2.413cm" svg:x="7.389cm" svg:y="15.683cm">
          <text:p text:style-name="P6">Version</text:p>
          <text:p text:style-name="P6">1.1</text:p>
          <draw:enhanced-geometry svg:viewBox="0 0 21600 21600" draw:type="rectangle" draw:enhanced-path="M 0 0 L 21600 0 21600 21600 0 21600 0 0 Z N"/>
        </draw:custom-shape>
        <draw:custom-shape draw:style-name="gr22" draw:text-style-name="P5" xml:id="id62" draw:id="id62" draw:layer="layout" svg:width="4.056cm" svg:height="2.413cm" svg:x="13.389cm" svg:y="15.683cm">
          <text:p text:style-name="P6">Version</text:p>
          <text:p text:style-name="P6">1.2</text:p>
          <draw:enhanced-geometry svg:viewBox="0 0 21600 21600" draw:type="rectangle" draw:enhanced-path="M 0 0 L 21600 0 21600 21600 0 21600 0 0 Z N"/>
        </draw:custom-shape>
        <draw:custom-shape draw:style-name="gr22" draw:text-style-name="P5" xml:id="id63" draw:id="id63" draw:layer="layout" svg:width="4.056cm" svg:height="2.413cm" svg:x="19.389cm" svg:y="15.683cm">
          <text:p text:style-name="P6">Version</text:p>
          <text:p text:style-name="P6">1.3</text:p>
          <draw:enhanced-geometry svg:viewBox="0 0 21600 21600" draw:type="rectangle" draw:enhanced-path="M 0 0 L 21600 0 21600 21600 0 21600 0 0 Z N"/>
        </draw:custom-shape>
        <draw:custom-shape draw:style-name="gr22" draw:text-style-name="P5" xml:id="id66" draw:id="id66" draw:layer="layout" svg:width="4.056cm" svg:height="2.413cm" svg:x="19.389cm" svg:y="20.575cm">
          <text:p text:style-name="P6">V1.3 source</text:p>
          <text:p text:style-name="P6">code</text:p>
          <draw:enhanced-geometry svg:viewBox="0 0 21600 21600" draw:type="rectangle" draw:enhanced-path="M 0 0 L 21600 0 21600 21600 0 21600 0 0 Z N"/>
        </draw:custom-shape>
        <draw:custom-shape draw:style-name="gr23" draw:text-style-name="P12" xml:id="id59" draw:id="id59" draw:layer="layout" svg:width="3.429cm" svg:height="2.413cm" svg:x="1.703cm" svg:y="20.575cm">
          <text:p text:style-name="P6">D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2" xml:id="id65" draw:id="id65" draw:layer="layout" svg:width="3.429cm" svg:height="2.413cm" svg:x="7.703cm" svg:y="20.575cm">
          <text:p text:style-name="P6">D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2" xml:id="id64" draw:id="id64" draw:layer="layout" svg:width="3.429cm" svg:height="2.413cm" svg:x="13.703cm" svg:y="20.575cm">
          <text:p text:style-name="P6">D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draw:type="line" svg:x1="3.418cm" svg:y1="20.575cm" svg:x2="3.417cm" svg:y2="18.096cm" draw:start-shape="id59" draw:start-glue-point="4" draw:end-shape="id60" draw:end-glue-point="2" svg:d="M3418 20575l-1-2479" svg:viewBox="0 0 2 2480">
          <text:p/>
        </draw:connector>
        <draw:connector draw:style-name="gr8" draw:text-style-name="P4" draw:layer="layout" draw:type="line" svg:x1="5.445cm" svg:y1="16.889cm" svg:x2="7.389cm" svg:y2="16.889cm" draw:start-shape="id60" draw:start-glue-point="1" draw:end-shape="id61" svg:d="M5445 16889h1944" svg:viewBox="0 0 1945 1">
          <text:p/>
        </draw:connector>
        <draw:connector draw:style-name="gr8" draw:text-style-name="P4" draw:layer="layout" draw:type="line" svg:x1="11.445cm" svg:y1="16.889cm" svg:x2="13.389cm" svg:y2="16.889cm" draw:start-shape="id61" draw:start-glue-point="1" draw:end-shape="id62" draw:end-glue-point="3" svg:d="M11445 16889h1944" svg:viewBox="0 0 1945 1">
          <text:p/>
        </draw:connector>
        <draw:connector draw:style-name="gr8" draw:text-style-name="P4" draw:layer="layout" draw:type="line" svg:x1="17.445cm" svg:y1="16.889cm" svg:x2="19.389cm" svg:y2="16.889cm" draw:start-shape="id62" draw:start-glue-point="1" draw:end-shape="id63" draw:end-glue-point="3" svg:d="M17445 16889h1944" svg:viewBox="0 0 1945 1">
          <text:p/>
        </draw:connector>
        <draw:connector draw:style-name="gr8" draw:text-style-name="P4" draw:layer="layout" draw:type="line" svg:x1="15.418cm" svg:y1="20.575cm" svg:x2="15.417cm" svg:y2="18.096cm" draw:start-shape="id64" draw:start-glue-point="4" draw:end-shape="id62" draw:end-glue-point="2" svg:d="M15418 20575l-1-2479" svg:viewBox="0 0 2 2480">
          <text:p/>
        </draw:connector>
        <draw:connector draw:style-name="gr8" draw:text-style-name="P4" draw:layer="layout" draw:type="line" svg:x1="9.418cm" svg:y1="20.575cm" svg:x2="9.417cm" svg:y2="18.096cm" draw:start-shape="id65" draw:start-glue-point="4" draw:end-shape="id61" draw:end-glue-point="2" svg:d="M9418 20575l-1-2479" svg:viewBox="0 0 2 2480">
          <text:p/>
        </draw:connector>
        <draw:connector draw:style-name="gr8" draw:text-style-name="P4" draw:layer="layout" draw:type="line" svg:x1="8.56cm" svg:y1="21.782cm" svg:x2="4.275cm" svg:y2="21.782cm" draw:start-shape="id65" draw:start-glue-point="5" draw:end-shape="id59" draw:end-glue-point="9" svg:d="M8560 21782h-4285" svg:viewBox="0 0 4286 1">
          <text:p/>
        </draw:connector>
        <draw:connector draw:style-name="gr8" draw:text-style-name="P4" draw:layer="layout" draw:type="line" svg:x1="14.56cm" svg:y1="21.782cm" svg:x2="10.275cm" svg:y2="21.782cm" draw:start-shape="id64" draw:start-glue-point="5" draw:end-shape="id65" draw:end-glue-point="9" svg:d="M14560 21782h-4285" svg:viewBox="0 0 4286 1">
          <text:p/>
        </draw:connector>
        <draw:connector draw:style-name="gr8" draw:text-style-name="P4" draw:layer="layout" draw:type="line" svg:x1="19.389cm" svg:y1="21.781cm" svg:x2="16.275cm" svg:y2="21.782cm" draw:start-shape="id66" draw:start-glue-point="3" draw:end-shape="id64" draw:end-glue-point="9" svg:d="M19389 21781l-3114 1" svg:viewBox="0 0 3115 2">
          <text:p/>
        </draw:connector>
        <draw:connector draw:style-name="gr8" draw:text-style-name="P4" draw:layer="layout" draw:type="line" svg:x1="21.417cm" svg:y1="20.575cm" svg:x2="21.417cm" svg:y2="18.096cm" draw:start-shape="id66" draw:start-glue-point="0" draw:end-shape="id63" draw:end-glue-point="2" svg:d="M21417 20575v-2479" svg:viewBox="0 0 1 2480">
          <text:p/>
        </draw:connector>
        <draw:frame draw:style-name="gr21" draw:text-style-name="P7" draw:layer="layout" svg:width="3.817cm" svg:height="0.962cm" svg:x="21.982cm" svg:y="18.861cm">
          <draw:text-box>
            <text:p>Most recent</text:p>
          </draw:text-box>
        </draw:frame>
        <draw:frame draw:style-name="gr21" draw:text-style-name="P7" draw:layer="layout" svg:width="5.535cm" svg:height="0.962cm" svg:x="9.583cm" svg:y="14.161cm">
          <draw:text-box>
            <text:p>Version sequence</text:p>
          </draw:text-box>
        </draw:frame>
        <draw:frame draw:style-name="gr21" draw:text-style-name="P7" draw:layer="layout" svg:width="5.366cm" svg:height="0.962cm" svg:x="9.784cm" svg:y="23.661cm">
          <draw:text-box>
            <text:p>Storage structure</text:p>
          </draw:text-box>
        </draw:frame>
        <draw:line draw:style-name="gr8" draw:text-style-name="P4" draw:layer="layout" svg:x1="1.381cm" svg:y1="13.446cm" svg:x2="23.352cm" svg:y2="13.446cm">
          <text:p/>
        </draw:line>
        <draw:frame draw:style-name="gr21" draw:text-style-name="P7" draw:layer="layout" svg:width="4.304cm" svg:height="0.962cm" svg:x="19.184cm" svg:y="13.661cm">
          <draw:text-box>
            <text:p>Creation date</text:p>
          </draw:text-box>
        </draw:frame>
      </draw:page>
      <draw:page draw:name="page7" draw:style-name="dp1" draw:master-page-name="Default">
        <draw:custom-shape draw:style-name="gr22" draw:text-style-name="P5" xml:id="id67" draw:id="id67" draw:layer="layout" svg:width="4.056cm" svg:height="2.413cm" svg:x="1.389cm" svg:y="1.683cm">
          <draw:glue-point draw:id="4" svg:x="5cm" svg:y="4.803cm"/>
          <text:p text:style-name="P6">Source</text:p>
          <text:p text:style-name="P6">code files</text:p>
          <draw:enhanced-geometry svg:viewBox="0 0 21600 21600" draw:type="rectangle" draw:enhanced-path="M 0 0 L 21600 0 21600 21600 0 21600 0 0 Z N"/>
        </draw:custom-shape>
        <draw:custom-shape draw:style-name="gr22" draw:text-style-name="P5" xml:id="id74" draw:id="id74" draw:layer="layout" svg:width="4.056cm" svg:height="2.413cm" svg:x="9.389cm" svg:y="1.683cm">
          <text:p text:style-name="P6">Configuration</text:p>
          <text:p text:style-name="P6">files</text:p>
          <draw:enhanced-geometry svg:viewBox="0 0 21600 21600" draw:type="rectangle" draw:enhanced-path="M 0 0 L 21600 0 21600 21600 0 21600 0 0 Z N"/>
        </draw:custom-shape>
        <draw:custom-shape draw:style-name="gr22" draw:text-style-name="P5" xml:id="id73" draw:id="id73" draw:layer="layout" svg:width="4.056cm" svg:height="2.413cm" svg:x="17.389cm" svg:y="1.683cm">
          <draw:glue-point draw:id="4" svg:x="-5.014cm" svg:y="4.803cm"/>
          <text:p text:style-name="P6">Executable</text:p>
          <text:p text:style-name="P6">tests</text:p>
          <draw:enhanced-geometry svg:viewBox="0 0 21600 21600" draw:type="rectangle" draw:enhanced-path="M 0 0 L 21600 0 21600 21600 0 21600 0 0 Z N"/>
        </draw:custom-shape>
        <draw:custom-shape draw:style-name="gr22" draw:text-style-name="P5" xml:id="id69" draw:id="id69" draw:layer="layout" svg:width="4.056cm" svg:height="2.413cm" svg:x="1.389cm" svg:y="6.683cm">
          <text:p text:style-name="P6">Data files</text:p>
          <draw:enhanced-geometry svg:viewBox="0 0 21600 21600" draw:type="rectangle" draw:enhanced-path="M 0 0 L 21600 0 21600 21600 0 21600 0 0 Z N"/>
        </draw:custom-shape>
        <draw:custom-shape draw:style-name="gr22" draw:text-style-name="P5" xml:id="id68" draw:id="id68" draw:layer="layout" svg:width="4.056cm" svg:height="2.413cm" svg:x="9.389cm" svg:y="6.683cm">
          <draw:glue-point draw:id="4" svg:x="-5.017cm" svg:y="-4.865cm"/>
          <draw:glue-point draw:id="5" svg:x="-5.017cm" svg:y="5.134cm"/>
          <draw:glue-point draw:id="6" svg:x="5.002cm" svg:y="-4.865cm"/>
          <draw:glue-point draw:id="7" svg:x="5.002cm" svg:y="5.134cm"/>
          <text:p text:style-name="P6">Automated</text:p>
          <text:p text:style-name="P6">build system</text:p>
          <draw:enhanced-geometry svg:viewBox="0 0 21600 21600" draw:type="rectangle" draw:enhanced-path="M 0 0 L 21600 0 21600 21600 0 21600 0 0 Z N"/>
        </draw:custom-shape>
        <draw:custom-shape draw:style-name="gr22" draw:text-style-name="P5" xml:id="id72" draw:id="id72" draw:layer="layout" svg:width="4.056cm" svg:height="2.413cm" svg:x="17.389cm" svg:y="6.683cm">
          <text:p text:style-name="P6">Executable</text:p>
          <text:p text:style-name="P6">target system</text:p>
          <draw:enhanced-geometry svg:viewBox="0 0 21600 21600" draw:type="rectangle" draw:enhanced-path="M 0 0 L 21600 0 21600 21600 0 21600 0 0 Z N"/>
        </draw:custom-shape>
        <draw:custom-shape draw:style-name="gr22" draw:text-style-name="P5" xml:id="id70" draw:id="id70" draw:layer="layout" svg:width="4.056cm" svg:height="2.413cm" svg:x="1.389cm" svg:y="11.683cm">
          <draw:glue-point draw:id="4" svg:x="5cm" svg:y="-5.06cm"/>
          <text:p text:style-name="P6">Libraries</text:p>
          <draw:enhanced-geometry svg:viewBox="0 0 21600 21600" draw:type="rectangle" draw:enhanced-path="M 0 0 L 21600 0 21600 21600 0 21600 0 0 Z N"/>
        </draw:custom-shape>
        <draw:custom-shape draw:style-name="gr22" draw:text-style-name="P5" xml:id="id75" draw:id="id75" draw:layer="layout" svg:width="4.056cm" svg:height="2.413cm" svg:x="9.389cm" svg:y="11.683cm">
          <text:p text:style-name="P6">Compilers</text:p>
          <text:p text:style-name="P6">and tools</text:p>
          <draw:enhanced-geometry svg:viewBox="0 0 21600 21600" draw:type="rectangle" draw:enhanced-path="M 0 0 L 21600 0 21600 21600 0 21600 0 0 Z N"/>
        </draw:custom-shape>
        <draw:custom-shape draw:style-name="gr22" draw:text-style-name="P5" xml:id="id71" draw:id="id71" draw:layer="layout" svg:width="4.056cm" svg:height="2.413cm" svg:x="17.389cm" svg:y="11.683cm">
          <draw:glue-point draw:id="4" svg:x="-5.014cm" svg:y="-5.06cm"/>
          <text:p text:style-name="P6">Test results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draw:type="line" svg:x1="5.445cm" svg:y1="4.047cm" svg:x2="9.389cm" svg:y2="6.716cm" draw:start-shape="id67" draw:start-glue-point="4" draw:end-shape="id68" draw:end-glue-point="4" svg:d="M5445 4047l3944 2669" svg:viewBox="0 0 3945 2670">
          <text:p/>
        </draw:connector>
        <draw:connector draw:style-name="gr24" draw:text-style-name="P4" draw:layer="layout" draw:type="line" svg:x1="5.445cm" svg:y1="7.889cm" svg:x2="9.389cm" svg:y2="7.889cm" draw:start-shape="id69" draw:start-glue-point="1" draw:end-shape="id68" draw:end-glue-point="3" svg:d="M5445 7889h3944" svg:viewBox="0 0 3945 1">
          <text:p/>
        </draw:connector>
        <draw:connector draw:style-name="gr24" draw:text-style-name="P4" draw:layer="layout" draw:type="line" svg:x1="5.445cm" svg:y1="11.683cm" svg:x2="9.389cm" svg:y2="9.096cm" draw:start-shape="id70" draw:start-glue-point="4" draw:end-shape="id68" draw:end-glue-point="5" svg:d="M5445 11683l3944-2587" svg:viewBox="0 0 3945 2588">
          <text:p/>
        </draw:connector>
        <draw:connector draw:style-name="gr24" draw:text-style-name="P4" draw:layer="layout" draw:type="line" svg:x1="13.445cm" svg:y1="9.096cm" svg:x2="17.389cm" svg:y2="11.683cm" draw:start-shape="id68" draw:start-glue-point="7" draw:end-shape="id71" draw:end-glue-point="4" svg:d="M13445 9096l3944 2587" svg:viewBox="0 0 3945 2588">
          <text:p/>
        </draw:connector>
        <draw:connector draw:style-name="gr24" draw:text-style-name="P4" draw:layer="layout" draw:type="line" svg:x1="13.445cm" svg:y1="7.889cm" svg:x2="17.389cm" svg:y2="7.889cm" draw:start-shape="id68" draw:start-glue-point="1" draw:end-shape="id72" draw:end-glue-point="3" svg:d="M13445 7889h3944" svg:viewBox="0 0 3945 1">
          <text:p/>
        </draw:connector>
        <draw:connector draw:style-name="gr24" draw:text-style-name="P4" draw:layer="layout" draw:type="line" svg:x1="17.389cm" svg:y1="4.047cm" svg:x2="13.445cm" svg:y2="6.716cm" draw:start-shape="id73" draw:start-glue-point="4" draw:end-shape="id68" draw:end-glue-point="6" svg:d="M17389 4047l-3944 2669" svg:viewBox="0 0 3945 2670">
          <text:p/>
        </draw:connector>
        <draw:connector draw:style-name="gr24" draw:text-style-name="P4" draw:layer="layout" draw:type="line" svg:x1="11.417cm" svg:y1="4.096cm" svg:x2="11.417cm" svg:y2="6.683cm" draw:start-shape="id74" draw:start-glue-point="2" draw:end-shape="id68" draw:end-glue-point="0" svg:d="M11417 4096v2587" svg:viewBox="0 0 1 2588">
          <text:p/>
        </draw:connector>
        <draw:connector draw:style-name="gr25" draw:text-style-name="P4" draw:layer="layout" draw:type="line" svg:x1="19.417cm" svg:y1="4.096cm" svg:x2="19.417cm" svg:y2="6.683cm" draw:start-shape="id73" draw:start-glue-point="2" draw:end-shape="id72" draw:end-glue-point="0" svg:d="M19417 4096v2587" svg:viewBox="0 0 1 2588">
          <text:p/>
        </draw:connector>
        <draw:connector draw:style-name="gr25" draw:text-style-name="P4" draw:layer="layout" draw:type="line" svg:x1="19.417cm" svg:y1="9.096cm" svg:x2="19.417cm" svg:y2="11.683cm" draw:start-shape="id72" draw:start-glue-point="2" draw:end-shape="id71" draw:end-glue-point="0" svg:d="M19417 9096v2587" svg:viewBox="0 0 1 2588">
          <text:p/>
        </draw:connector>
        <draw:connector draw:style-name="gr26" draw:text-style-name="P4" draw:layer="layout" draw:type="line" svg:x1="11.417cm" svg:y1="9.096cm" svg:x2="11.417cm" svg:y2="11.683cm" draw:start-shape="id68" draw:start-glue-point="2" draw:end-shape="id75" draw:end-glue-point="0" svg:d="M11417 9096v2587" svg:viewBox="0 0 1 2588">
          <text:p/>
        </draw:connector>
        <draw:custom-shape draw:style-name="gr27" draw:text-style-name="P5" draw:layer="layout" svg:width="6.342cm" svg:height="1.986cm" svg:x="-0.811cm" svg:y="17.683cm">
          <draw:glue-point draw:id="4" svg:x="5cm" svg:y="-5.06cm"/>
          <text:p text:style-name="P6">Development</text:p>
          <text:p text:style-name="P6">tools</text:p>
          <draw:enhanced-geometry svg:viewBox="0 0 21600 21600" draw:type="rectangle" draw:enhanced-path="M 0 0 L 21600 0 21600 21600 0 21600 0 0 Z N"/>
        </draw:custom-shape>
        <draw:custom-shape draw:style-name="gr28" draw:text-style-name="P5" xml:id="id78" draw:id="id78" draw:layer="layout" svg:width="6.342cm" svg:height="1.637cm" svg:x="-0.811cm" svg:y="19.683cm">
          <draw:glue-point draw:id="4" svg:x="5cm" svg:y="-5.06cm"/>
          <draw:glue-point draw:id="5" svg:x="3.798cm" svg:y="5.003cm"/>
          <text:p text:style-name="P6">Private workspace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6.342cm" svg:height="1.986cm" svg:x="16.189cm" svg:y="17.683cm">
          <draw:glue-point draw:id="4" svg:x="5cm" svg:y="-5.06cm"/>
          <text:p text:style-name="P6">Executable system</text:p>
          <draw:enhanced-geometry svg:viewBox="0 0 21600 21600" draw:type="rectangle" draw:enhanced-path="M 0 0 L 21600 0 21600 21600 0 21600 0 0 Z N"/>
        </draw:custom-shape>
        <draw:custom-shape draw:style-name="gr28" draw:text-style-name="P5" xml:id="id79" draw:id="id79" draw:layer="layout" svg:width="6.342cm" svg:height="1.637cm" svg:x="16.189cm" svg:y="19.683cm">
          <draw:glue-point draw:id="4" svg:x="5cm" svg:y="-5.06cm"/>
          <text:p text:style-name="P6">Target platform</text:p>
          <draw:enhanced-geometry svg:viewBox="0 0 21600 21600" draw:type="rectangle" draw:enhanced-path="M 0 0 L 21600 0 21600 21600 0 21600 0 0 Z N"/>
        </draw:custom-shape>
        <draw:custom-shape draw:style-name="gr29" draw:text-style-name="P5" xml:id="id76" draw:id="id76" draw:layer="layout" svg:width="4.501cm" svg:height="2.717cm" svg:x="5.089cm" svg:y="23.683cm">
          <draw:glue-point draw:id="4" svg:x="5cm" svg:y="-5.06cm"/>
          <text:p text:style-name="P6">Version</text:p>
          <text:p text:style-name="P6">management</text:p>
          <text:p text:style-name="P6">system</text:p>
          <draw:enhanced-geometry svg:viewBox="0 0 21600 21600" draw:type="rectangle" draw:enhanced-path="M 0 0 L 21600 0 21600 21600 0 21600 0 0 Z N"/>
        </draw:custom-shape>
        <draw:custom-shape draw:style-name="gr29" draw:text-style-name="P5" xml:id="id77" draw:id="id77" draw:layer="layout" svg:width="4.501cm" svg:height="2.717cm" svg:x="12.089cm" svg:y="23.683cm">
          <draw:glue-point draw:id="4" svg:x="5cm" svg:y="-5.06cm"/>
          <text:p text:style-name="P6">Build server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9.59cm" svg:y1="25.041cm" svg:x2="12.089cm" svg:y2="25.041cm" draw:start-shape="id76" draw:start-glue-point="1" draw:end-shape="id77" draw:end-glue-point="3" svg:d="M9590 25041h2499" svg:viewBox="0 0 2500 1">
          <text:p/>
        </draw:connector>
        <draw:connector draw:style-name="gr8" draw:text-style-name="P4" draw:layer="layout" svg:x1="5.089cm" svg:y1="25.041cm" svg:x2="2.36cm" svg:y2="21.32cm" draw:start-shape="id76" draw:start-glue-point="3" draw:end-shape="id78" draw:end-glue-point="2" svg:d="M5089 25041h-2729v-3721" svg:viewBox="0 0 2730 3722">
          <text:p/>
        </draw:connector>
        <draw:connector draw:style-name="gr8" draw:text-style-name="P4" draw:layer="layout" svg:x1="16.59cm" svg:y1="25.041cm" svg:x2="19.36cm" svg:y2="21.32cm" draw:start-shape="id77" draw:start-glue-point="1" draw:end-shape="id79" draw:end-glue-point="2" svg:d="M16590 25041h2770v-3721" svg:viewBox="0 0 2771 3722">
          <text:p/>
        </draw:connector>
        <draw:custom-shape draw:style-name="gr30" draw:text-style-name="P8" xml:id="id80" draw:id="id80" draw:layer="layout" svg:width="13.208cm" svg:height="4.096cm" svg:x="4.134cm" svg:y="22.844cm">
          <draw:glue-point draw:id="4" svg:x="-4.519cm" svg:y="-5cm"/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4.768cm" svg:y1="21.319cm" svg:x2="4.77cm" svg:y2="22.844cm" draw:start-shape="id78" draw:start-glue-point="5" draw:end-shape="id80" draw:end-glue-point="4" svg:d="M4768 21319l2 1525" svg:viewBox="0 0 3 1526">
          <text:p/>
        </draw:connector>
        <draw:frame draw:style-name="gr7" draw:text-style-name="P7" draw:layer="layout" svg:width="3cm" svg:height="0.962cm" svg:x="4.95cm" svg:y="21.401cm">
          <draw:text-box>
            <text:p>Check-in</text:p>
          </draw:text-box>
        </draw:frame>
        <draw:frame draw:style-name="gr7" draw:text-style-name="P13" draw:layer="layout" svg:width="3.389cm" svg:height="1.673cm" svg:x="-1.05cm" svg:y="22.401cm">
          <draw:text-box>
            <text:p text:style-name="P6">Check-out</text:p>
            <text:p text:style-name="P6">(co)</text:p>
          </draw:text-box>
        </draw:frame>
        <draw:frame draw:style-name="gr7" draw:text-style-name="P7" draw:layer="layout" svg:width="1.171cm" svg:height="0.962cm" svg:x="10.13cm" svg:y="23.987cm">
          <draw:text-box>
            <text:p>co</text:p>
          </draw:text-box>
        </draw:frame>
        <draw:frame draw:style-name="gr7" draw:text-style-name="P7" draw:layer="layout" svg:width="11.17cm" svg:height="0.962cm" svg:x="5.176cm" svg:y="27.009cm">
          <draw:text-box>
            <text:p>Version management and build server</text:p>
          </draw:text-box>
        </draw:frame>
        <draw:frame draw:style-name="gr7" draw:text-style-name="P7" draw:layer="layout" svg:width="4.558cm" svg:height="0.962cm" svg:x="17.034cm" svg:y="16.567cm">
          <draw:text-box>
            <text:p>Target System</text:p>
          </draw:text-box>
        </draw:frame>
        <draw:frame draw:style-name="gr7" draw:text-style-name="P7" draw:layer="layout" svg:width="6.526cm" svg:height="0.962cm" svg:x="-0.895cm" svg:y="16.567cm">
          <draw:text-box>
            <text:p>Development System</text:p>
          </draw:text-box>
        </draw:frame>
      </draw:page>
      <draw:page draw:name="page8" draw:style-name="dp1" draw:master-page-name="Default">
        <draw:custom-shape draw:style-name="gr29" draw:text-style-name="P5" xml:id="id83" draw:id="id83" draw:layer="layout" svg:width="4.501cm" svg:height="2.717cm" svg:x="1.089cm" svg:y="0.683cm">
          <draw:glue-point draw:id="4" svg:x="5cm" svg:y="-5.06cm"/>
          <text:p text:style-name="P6">Version</text:p>
          <text:p text:style-name="P6">management</text:p>
          <text:p text:style-name="P6">system</text:p>
          <draw:enhanced-geometry svg:viewBox="0 0 21600 21600" draw:type="rectangle" draw:enhanced-path="M 0 0 L 21600 0 21600 21600 0 21600 0 0 Z N"/>
        </draw:custom-shape>
        <draw:custom-shape draw:style-name="gr29" draw:text-style-name="P5" xml:id="id82" draw:id="id82" draw:layer="layout" svg:width="4.501cm" svg:height="2.717cm" svg:x="9.689cm" svg:y="0.683cm">
          <draw:glue-point draw:id="4" svg:x="5cm" svg:y="-5.06cm"/>
          <draw:glue-point draw:id="5" svg:x="-3.988cm" svg:y="5.149cm"/>
          <draw:glue-point draw:id="6" svg:x="4.194cm" svg:y="5.149cm"/>
          <text:p text:style-name="P6">Private</text:p>
          <text:p text:style-name="P6">Workspace</text:p>
          <draw:enhanced-geometry svg:viewBox="0 0 21600 21600" draw:type="rectangle" draw:enhanced-path="M 0 0 L 21600 0 21600 21600 0 21600 0 0 Z N"/>
        </draw:custom-shape>
        <draw:custom-shape draw:style-name="gr31" draw:text-style-name="P2" xml:id="id81" draw:id="id81" draw:layer="layout" svg:width="3.776cm" svg:height="1.778cm" svg:x="0.907cm" svg:y="4.892cm">
          <draw:glue-point draw:id="4" svg:x="4.327cm" svg:y="-3.762cm"/>
          <text:p text:style-name="P1">Check-out</text:p>
          <text:p text:style-name="P1">mainline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84" draw:id="id84" draw:layer="layout" svg:width="3.776cm" svg:height="1.778cm" svg:x="6.908cm" svg:y="4.892cm">
          <draw:glue-point draw:id="4" svg:x="3.569cm" svg:y="-5.191cm"/>
          <text:p text:style-name="P1">Build and</text:p>
          <text:p text:style-name="P1">test system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85" draw:id="id85" draw:layer="layout" svg:width="3.776cm" svg:height="1.778cm" svg:x="12.909cm" svg:y="4.892cm">
          <draw:glue-point draw:id="4" svg:x="-2.568cm" svg:y="-5.191cm"/>
          <draw:glue-point draw:id="5" svg:x="1.467cm" svg:y="-5.191cm"/>
          <text:p text:style-name="P1">Make</text:p>
          <text:p text:style-name="P1">change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86" draw:id="id86" draw:layer="layout" svg:width="3.776cm" svg:height="1.778cm" svg:x="18.909cm" svg:y="4.892cm">
          <text:p text:style-name="P1">Build and</text:p>
          <text:p text:style-name="P1">test system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xml:id="id87" draw:id="id87" draw:layer="layout" svg:width="1.397cm" svg:height="1.397cm" svg:x="24.678cm" svg:y="5.0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" xml:id="id88" draw:id="id88" draw:layer="layout" svg:width="3.776cm" svg:height="1.778cm" svg:x="6.909cm" svg:y="8.893cm">
          <text:p text:style-name="P1">Check-in to</text:p>
          <text:p text:style-name="P1">build server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89" draw:id="id89" draw:layer="layout" svg:width="3.776cm" svg:height="1.778cm" svg:x="12.909cm" svg:y="8.893cm">
          <text:p text:style-name="P1">Build and</text:p>
          <text:p text:style-name="P1">test system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xml:id="id90" draw:id="id90" draw:layer="layout" svg:width="1.397cm" svg:height="1.397cm" svg:x="18.678cm" svg:y="9.0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" xml:id="id91" draw:id="id91" draw:layer="layout" svg:width="5.379cm" svg:height="1.778cm" svg:x="21.91cm" svg:y="8.894cm">
          <draw:glue-point draw:id="4" svg:x="-4.443cm" svg:y="3.728cm"/>
          <text:p text:style-name="P1">Commit</text:p>
          <text:p text:style-name="P1">Changes to VM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xml:id="id93" draw:id="id93" draw:layer="layout" svg:width="4.501cm" svg:height="2.717cm" svg:x="22.389cm" svg:y="11.683cm">
          <draw:glue-point draw:id="4" svg:x="5cm" svg:y="-5.06cm"/>
          <text:p text:style-name="P6">Version</text:p>
          <text:p text:style-name="P6">management</text:p>
          <text:p text:style-name="P6">system</text:p>
          <draw:enhanced-geometry svg:viewBox="0 0 21600 21600" draw:type="rectangle" draw:enhanced-path="M 0 0 L 21600 0 21600 21600 0 21600 0 0 Z N"/>
        </draw:custom-shape>
        <draw:custom-shape draw:style-name="gr29" draw:text-style-name="P5" xml:id="id92" draw:id="id92" draw:layer="layout" svg:width="4.501cm" svg:height="2.717cm" svg:x="12.389cm" svg:y="11.683cm">
          <draw:glue-point draw:id="4" svg:x="5cm" svg:y="-5.06cm"/>
          <text:p text:style-name="P6">Build server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4.428cm" svg:y1="5.113cm" svg:x2="9.689cm" svg:y2="2.041cm" draw:start-shape="id81" draw:start-glue-point="4" draw:end-shape="id82" draw:end-glue-point="3" svg:d="M4428 5113l5261-3072" svg:viewBox="0 0 5262 3073">
          <text:p/>
        </draw:connector>
        <draw:connector draw:style-name="gr8" draw:text-style-name="P4" draw:layer="layout" draw:type="line" svg:x1="3.339cm" svg:y1="3.4cm" svg:x2="2.795cm" svg:y2="4.892cm" draw:start-shape="id83" draw:start-glue-point="2" draw:end-shape="id81" draw:end-glue-point="0" svg:d="M3339 3400l-544 1492" svg:viewBox="0 0 545 1493">
          <text:p/>
        </draw:connector>
        <draw:connector draw:style-name="gr8" draw:text-style-name="P4" draw:layer="layout" draw:type="line" svg:x1="4.683cm" svg:y1="5.781cm" svg:x2="6.908cm" svg:y2="5.781cm" draw:start-shape="id81" draw:start-glue-point="1" draw:end-shape="id84" draw:end-glue-point="3" svg:d="M4683 5781h2225" svg:viewBox="0 0 2226 1">
          <text:p/>
        </draw:connector>
        <draw:connector draw:style-name="gr8" draw:text-style-name="P4" draw:layer="layout" draw:type="line" svg:x1="10.684cm" svg:y1="5.781cm" svg:x2="12.909cm" svg:y2="5.781cm" draw:start-shape="id84" draw:start-glue-point="1" draw:end-shape="id85" draw:end-glue-point="3" svg:d="M10684 5781h2225" svg:viewBox="0 0 2226 1">
          <text:p/>
        </draw:connector>
        <draw:connector draw:style-name="gr8" draw:text-style-name="P4" draw:layer="layout" draw:type="line" svg:x1="16.685cm" svg:y1="5.781cm" svg:x2="18.909cm" svg:y2="5.781cm" draw:start-shape="id85" draw:start-glue-point="1" draw:end-shape="id86" draw:end-glue-point="3" svg:d="M16685 5781h2224" svg:viewBox="0 0 2225 1">
          <text:p/>
        </draw:connector>
        <draw:connector draw:style-name="gr8" draw:text-style-name="P4" draw:layer="layout" draw:type="line" svg:x1="22.685cm" svg:y1="5.781cm" svg:x2="24.678cm" svg:y2="5.782cm" draw:start-shape="id86" draw:start-glue-point="1" draw:end-shape="id87" draw:end-glue-point="5" svg:d="M22685 5781l1993 1" svg:viewBox="0 0 1994 2">
          <text:p/>
        </draw:connector>
        <draw:connector draw:style-name="gr8" draw:text-style-name="P4" draw:layer="layout" draw:type="line" svg:x1="10.685cm" svg:y1="9.782cm" svg:x2="12.909cm" svg:y2="9.782cm" draw:start-shape="id88" draw:start-glue-point="1" draw:end-shape="id89" draw:end-glue-point="3" svg:d="M10685 9782h2224" svg:viewBox="0 0 2225 1">
          <text:p/>
        </draw:connector>
        <draw:connector draw:style-name="gr8" draw:text-style-name="P4" draw:layer="layout" draw:type="line" svg:x1="16.685cm" svg:y1="9.782cm" svg:x2="18.678cm" svg:y2="9.782cm" draw:start-shape="id89" draw:start-glue-point="1" draw:end-shape="id90" draw:end-glue-point="5" svg:d="M16685 9782h1993" svg:viewBox="0 0 1994 1">
          <text:p/>
        </draw:connector>
        <draw:connector draw:style-name="gr8" draw:text-style-name="P4" draw:layer="layout" draw:type="line" svg:x1="20.075cm" svg:y1="9.782cm" svg:x2="21.91cm" svg:y2="9.783cm" draw:start-shape="id90" draw:start-glue-point="7" draw:end-shape="id91" draw:end-glue-point="3" svg:d="M20075 9782l1835 1" svg:viewBox="0 0 1836 2">
          <text:p/>
        </draw:connector>
        <draw:connector draw:style-name="gr8" draw:text-style-name="P4" draw:layer="layout" draw:type="line" svg:x1="16.89cm" svg:y1="13.041cm" svg:x2="22.389cm" svg:y2="13.041cm" draw:start-shape="id92" draw:start-glue-point="1" draw:end-shape="id93" draw:end-glue-point="3" svg:d="M16890 13041h5499" svg:viewBox="0 0 5500 1">
          <text:p/>
        </draw:connector>
        <draw:connector draw:style-name="gr8" draw:text-style-name="P4" draw:layer="layout" draw:type="line" svg:x1="22.21cm" svg:y1="10.445cm" svg:x2="16.889cm" svg:y2="11.683cm" draw:start-shape="id91" draw:start-glue-point="4" draw:end-shape="id92" draw:end-glue-point="4" svg:d="M22210 10445l-5321 1238" svg:viewBox="0 0 5322 1239">
          <text:p/>
        </draw:connector>
        <draw:connector draw:style-name="gr8" draw:text-style-name="P4" draw:layer="layout" draw:line-skew="-1.894cm" svg:x1="27.148cm" svg:y1="4.985cm" svg:x2="14.797cm" svg:y2="4.892cm" draw:start-shape="id94" draw:start-glue-point="0" draw:end-shape="id85" draw:end-glue-point="0" svg:d="M27148 4985v-2528h-12351v2435" svg:viewBox="0 0 12352 2529">
          <text:p/>
        </draw:connector>
        <draw:line draw:style-name="gr3" draw:text-style-name="P4" xml:id="id94" draw:id="id94" draw:layer="layout" svg:x1="27.148cm" svg:y1="4.985cm" svg:x2="27.148cm" svg:y2="6.763cm">
          <text:p/>
        </draw:line>
        <draw:connector draw:style-name="gr34" draw:text-style-name="P6" draw:layer="layout" svg:x1="19.377cm" svg:y1="9.083cm" svg:x2="27.148cm" svg:y2="6.763cm" draw:start-shape="id90" draw:start-glue-point="4" draw:end-shape="id94" draw:end-glue-point="2" svg:d="M19377 9083v-1160h7771v-1160" svg:viewBox="0 0 7772 2321">
          <text:p/>
        </draw:connector>
        <draw:connector draw:style-name="gr8" draw:text-style-name="P4" draw:layer="layout" draw:line-skew="-0.751cm" svg:x1="25.377cm" svg:y1="5.083cm" svg:x2="15.35cm" svg:y2="4.892cm" draw:start-shape="id87" draw:start-glue-point="4" draw:end-shape="id85" draw:end-glue-point="5" svg:d="M25377 5083v-1483h-10027v1292" svg:viewBox="0 0 10028 1484">
          <text:p/>
        </draw:connector>
        <draw:connector draw:style-name="gr8" draw:text-style-name="P4" draw:layer="layout" draw:line-skew="-0.263cm" svg:x1="25.377cm" svg:y1="6.48cm" svg:x2="8.797cm" svg:y2="8.893cm" draw:start-shape="id87" draw:start-glue-point="6" draw:end-shape="id88" draw:end-glue-point="0" svg:d="M25377 6480v944h-16580v1469" svg:viewBox="0 0 16581 2414">
          <text:p/>
        </draw:connector>
        <draw:connector draw:style-name="gr19" draw:text-style-name="P4" draw:layer="layout" draw:type="line" svg:x1="10.143cm" svg:y1="4.892cm" svg:x2="10.145cm" svg:y2="3.4cm" draw:start-shape="id84" draw:start-glue-point="4" draw:end-shape="id82" draw:end-glue-point="5" svg:d="M10143 4892l2-1492" svg:viewBox="0 0 3 1493">
          <text:p/>
        </draw:connector>
        <draw:connector draw:style-name="gr19" draw:text-style-name="P4" draw:layer="layout" draw:type="line" svg:x1="13.826cm" svg:y1="3.4cm" svg:x2="13.828cm" svg:y2="4.892cm" draw:start-shape="id82" draw:start-glue-point="6" draw:end-shape="id85" draw:end-glue-point="4" svg:d="M13826 3400l2 1492" svg:viewBox="0 0 3 1493">
          <text:p/>
        </draw:connector>
        <draw:frame draw:style-name="gr7" draw:text-style-name="P7" draw:layer="layout" svg:width="3.08cm" svg:height="0.962cm" svg:x="10.465cm" svg:y="7.433cm">
          <draw:text-box>
            <text:p>Tests OK</text:p>
          </draw:text-box>
        </draw:frame>
        <draw:frame draw:style-name="gr7" draw:text-style-name="P7" draw:layer="layout" svg:width="1.421cm" svg:height="0.962cm" svg:x="20.05cm" svg:y="8.668cm">
          <draw:text-box>
            <text:p>OK</text:p>
          </draw:text-box>
        </draw:frame>
        <draw:frame draw:style-name="gr7" draw:text-style-name="P7" draw:layer="layout" svg:width="2.97cm" svg:height="0.962cm" svg:x="18.88cm" svg:y="2.726cm">
          <draw:text-box>
            <text:p>Tests fail</text:p>
          </draw:text-box>
        </draw:frame>
        <draw:frame draw:style-name="gr7" draw:text-style-name="P7" draw:layer="layout" svg:width="2.97cm" svg:height="0.962cm" svg:x="21.38cm" svg:y="1.526cm">
          <draw:text-box>
            <text:p>Tests fail</text:p>
          </draw:text-box>
        </draw:frame>
        <draw:custom-shape draw:style-name="gr35" draw:text-style-name="P5" xml:id="id95" draw:id="id95" draw:layer="layout" svg:width="4.056cm" svg:height="1.859cm" svg:x="1.291cm" svg:y="18.583cm">
          <draw:glue-point draw:id="4" svg:x="5cm" svg:y="-5.06cm"/>
          <draw:glue-point draw:id="5" svg:x="5cm" svg:y="5.002cm"/>
          <text:p text:style-name="P6">Comp.java</text:p>
          <text:p text:style-name="P6">(V1.0)</text:p>
          <draw:enhanced-geometry svg:viewBox="0 0 21600 21600" draw:type="rectangle" draw:enhanced-path="M 0 0 L 21600 0 21600 21600 0 21600 0 0 Z N"/>
        </draw:custom-shape>
        <draw:custom-shape draw:style-name="gr35" draw:text-style-name="P5" xml:id="id103" draw:id="id103" draw:layer="layout" svg:width="4.056cm" svg:height="1.859cm" svg:x="1.291cm" svg:y="23.583cm">
          <draw:glue-point draw:id="4" svg:x="5cm" svg:y="-5.06cm"/>
          <text:p text:style-name="P6">Comp.java</text:p>
          <text:p text:style-name="P6">(V1.1)</text:p>
          <draw:enhanced-geometry svg:viewBox="0 0 21600 21600" draw:type="rectangle" draw:enhanced-path="M 0 0 L 21600 0 21600 21600 0 21600 0 0 Z N"/>
        </draw:custom-shape>
        <draw:custom-shape draw:style-name="gr35" draw:text-style-name="P5" xml:id="id96" draw:id="id96" draw:layer="layout" svg:width="4.056cm" svg:height="1.859cm" svg:x="9.292cm" svg:y="23.583cm">
          <draw:glue-point draw:id="4" svg:x="5cm" svg:y="-5.06cm"/>
          <draw:glue-point draw:id="5" svg:x="-5.017cm" svg:y="-4.814cm"/>
          <text:p text:style-name="P6">Comp.class</text:p>
          <draw:enhanced-geometry svg:viewBox="0 0 21600 21600" draw:type="rectangle" draw:enhanced-path="M 0 0 L 21600 0 21600 21600 0 21600 0 0 Z N"/>
        </draw:custom-shape>
        <draw:custom-shape draw:style-name="gr35" draw:text-style-name="P5" xml:id="id99" draw:id="id99" draw:layer="layout" svg:width="4.056cm" svg:height="1.859cm" svg:x="16.294cm" svg:y="18.583cm">
          <draw:glue-point draw:id="4" svg:x="5cm" svg:y="-5.06cm"/>
          <text:p text:style-name="P6">Comp.java</text:p>
          <text:p text:style-name="P6">(V1.0)</text:p>
          <draw:enhanced-geometry svg:viewBox="0 0 21600 21600" draw:type="rectangle" draw:enhanced-path="M 0 0 L 21600 0 21600 21600 0 21600 0 0 Z N"/>
        </draw:custom-shape>
        <draw:custom-shape draw:style-name="gr35" draw:text-style-name="P5" xml:id="id97" draw:id="id97" draw:layer="layout" svg:width="4.056cm" svg:height="1.859cm" svg:x="16.294cm" svg:y="23.583cm">
          <draw:glue-point draw:id="4" svg:x="5cm" svg:y="-5.06cm"/>
          <text:p text:style-name="P6">Comp.java</text:p>
          <text:p text:style-name="P6">(V1.1)</text:p>
          <draw:enhanced-geometry svg:viewBox="0 0 21600 21600" draw:type="rectangle" draw:enhanced-path="M 0 0 L 21600 0 21600 21600 0 21600 0 0 Z N"/>
        </draw:custom-shape>
        <draw:custom-shape draw:style-name="gr35" draw:text-style-name="P5" xml:id="id100" draw:id="id100" draw:layer="layout" svg:width="4.056cm" svg:height="1.859cm" svg:x="25.296cm" svg:y="18.583cm">
          <draw:glue-point draw:id="4" svg:x="5cm" svg:y="-5.06cm"/>
          <text:p text:style-name="P6">Comp.class</text:p>
          <draw:enhanced-geometry svg:viewBox="0 0 21600 21600" draw:type="rectangle" draw:enhanced-path="M 0 0 L 21600 0 21600 21600 0 21600 0 0 Z N"/>
        </draw:custom-shape>
        <draw:custom-shape draw:style-name="gr35" draw:text-style-name="P5" xml:id="id98" draw:id="id98" draw:layer="layout" svg:width="4.056cm" svg:height="1.859cm" svg:x="25.296cm" svg:y="23.583cm">
          <draw:glue-point draw:id="4" svg:x="5cm" svg:y="-5.06cm"/>
          <text:p text:style-name="P6">Comp.class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5.347cm" svg:y1="20.441cm" svg:x2="9.292cm" svg:y2="23.618cm" draw:start-shape="id95" draw:start-glue-point="5" draw:end-shape="id96" draw:end-glue-point="5" svg:d="M5347 20441l3945 3177" svg:viewBox="0 0 3946 3178">
          <text:p/>
        </draw:connector>
        <draw:connector draw:style-name="gr8" draw:text-style-name="P4" draw:layer="layout" draw:type="line" svg:x1="20.35cm" svg:y1="24.512cm" svg:x2="25.296cm" svg:y2="24.512cm" draw:start-shape="id97" draw:start-glue-point="1" draw:end-shape="id98" draw:end-glue-point="3" svg:d="M20350 24512h4946" svg:viewBox="0 0 4947 1">
          <text:p/>
        </draw:connector>
        <draw:connector draw:style-name="gr8" draw:text-style-name="P4" draw:layer="layout" draw:type="line" svg:x1="20.35cm" svg:y1="19.512cm" svg:x2="25.296cm" svg:y2="19.512cm" draw:start-shape="id99" draw:start-glue-point="1" draw:end-shape="id100" draw:end-glue-point="3" svg:d="M20350 19512h4946" svg:viewBox="0 0 4947 1">
          <text:p/>
        </draw:connector>
        <draw:frame draw:style-name="gr21" draw:text-style-name="P13" xml:id="id101" draw:id="id101" draw:layer="layout" svg:width="5.421cm" svg:height="1.673cm" svg:x="0.609cm" svg:y="16.14cm">
          <draw:text-box>
            <text:p text:style-name="P6">Timestamp</text:p>
            <text:p text:style-name="P6">16583102142014</text:p>
          </draw:text-box>
        </draw:frame>
        <draw:frame draw:style-name="gr21" draw:text-style-name="P13" xml:id="id102" draw:id="id102" draw:layer="layout" svg:width="5.421cm" svg:height="1.673cm" svg:x="0.609cm" svg:y="21.141cm">
          <draw:text-box>
            <text:p text:style-name="P6">Timestamp</text:p>
            <text:p text:style-name="P6">17030502142014</text:p>
          </draw:text-box>
        </draw:frame>
        <draw:frame draw:style-name="gr21" draw:text-style-name="P13" xml:id="id108" draw:id="id108" draw:layer="layout" svg:width="5.421cm" svg:height="1.673cm" svg:x="8.61cm" svg:y="21.142cm">
          <draw:text-box>
            <text:p text:style-name="P6">Timestamp</text:p>
            <text:p text:style-name="P6">16584302142014</text:p>
          </draw:text-box>
        </draw:frame>
        <draw:frame draw:style-name="gr21" draw:text-style-name="P13" xml:id="id105" draw:id="id105" draw:layer="layout" svg:width="5.421cm" svg:height="1.673cm" svg:x="15.612cm" svg:y="21.143cm">
          <draw:text-box>
            <text:p text:style-name="P6">Checksum</text:p>
            <text:p text:style-name="P6">37650812555734</text:p>
          </draw:text-box>
        </draw:frame>
        <draw:frame draw:style-name="gr21" draw:text-style-name="P13" xml:id="id104" draw:id="id104" draw:layer="layout" svg:width="5.421cm" svg:height="1.673cm" svg:x="15.612cm" svg:y="16.144cm">
          <draw:text-box>
            <text:p text:style-name="P6">Checksum</text:p>
            <text:p text:style-name="P6">24374509887231</text:p>
          </draw:text-box>
        </draw:frame>
        <draw:frame draw:style-name="gr21" draw:text-style-name="P13" xml:id="id106" draw:id="id106" draw:layer="layout" svg:width="5.421cm" svg:height="1.673cm" svg:x="24.614cm" svg:y="16.145cm">
          <draw:text-box>
            <text:p text:style-name="P6">Checksum</text:p>
            <text:p text:style-name="P6">24374509887231</text:p>
          </draw:text-box>
        </draw:frame>
        <draw:frame draw:style-name="gr21" draw:text-style-name="P13" xml:id="id107" draw:id="id107" draw:layer="layout" svg:width="5.421cm" svg:height="1.673cm" svg:x="24.614cm" svg:y="21.146cm">
          <draw:text-box>
            <text:p text:style-name="P6">Checksum</text:p>
            <text:p text:style-name="P6">37650812555734</text:p>
          </draw:text-box>
        </draw:frame>
        <draw:frame draw:style-name="gr21" draw:text-style-name="P7" draw:layer="layout" svg:width="2.822cm" svg:height="0.962cm" svg:x="6.096cm" svg:y="20.204cm">
          <draw:text-box>
            <text:p>Compile</text:p>
          </draw:text-box>
        </draw:frame>
        <draw:frame draw:style-name="gr21" draw:text-style-name="P7" draw:layer="layout" svg:width="2.822cm" svg:height="0.962cm" svg:x="21.496cm" svg:y="19.704cm">
          <draw:text-box>
            <text:p>Compile</text:p>
          </draw:text-box>
        </draw:frame>
        <draw:frame draw:style-name="gr21" draw:text-style-name="P7" draw:layer="layout" svg:width="2.822cm" svg:height="0.962cm" svg:x="21.496cm" svg:y="24.704cm">
          <draw:text-box>
            <text:p>Compile</text:p>
          </draw:text-box>
        </draw:frame>
        <draw:connector draw:style-name="gr3" draw:text-style-name="P4" draw:layer="layout" draw:type="line" svg:x1="3.319cm" svg:y1="17.813cm" svg:x2="3.319cm" svg:y2="18.583cm" draw:start-shape="id101" draw:start-glue-point="2" draw:end-shape="id95" draw:end-glue-point="0" svg:d="M3319 17813v770" svg:viewBox="0 0 1 771">
          <text:p/>
        </draw:connector>
        <draw:connector draw:style-name="gr3" draw:text-style-name="P4" draw:layer="layout" draw:type="line" svg:x1="3.319cm" svg:y1="22.814cm" svg:x2="3.319cm" svg:y2="23.583cm" draw:start-shape="id102" draw:start-glue-point="2" draw:end-shape="id103" draw:end-glue-point="0" svg:d="M3319 22814v769" svg:viewBox="0 0 1 770">
          <text:p/>
        </draw:connector>
        <draw:connector draw:style-name="gr3" draw:text-style-name="P4" draw:layer="layout" draw:type="line" svg:x1="18.322cm" svg:y1="17.817cm" svg:x2="18.322cm" svg:y2="18.583cm" draw:start-shape="id104" draw:start-glue-point="2" draw:end-shape="id99" draw:end-glue-point="0" svg:d="M18322 17817v766" svg:viewBox="0 0 1 767">
          <text:p/>
        </draw:connector>
        <draw:connector draw:style-name="gr3" draw:text-style-name="P4" draw:layer="layout" draw:type="line" svg:x1="18.322cm" svg:y1="22.816cm" svg:x2="18.322cm" svg:y2="23.583cm" draw:start-shape="id105" draw:start-glue-point="2" draw:end-shape="id97" draw:end-glue-point="0" svg:d="M18322 22816v767" svg:viewBox="0 0 1 768">
          <text:p/>
        </draw:connector>
        <draw:connector draw:style-name="gr3" draw:text-style-name="P4" draw:layer="layout" draw:type="line" svg:x1="27.324cm" svg:y1="17.818cm" svg:x2="27.324cm" svg:y2="18.583cm" draw:start-shape="id106" draw:start-glue-point="2" draw:end-shape="id100" draw:end-glue-point="0" svg:d="M27324 17818v765" svg:viewBox="0 0 1 766">
          <text:p/>
        </draw:connector>
        <draw:connector draw:style-name="gr3" draw:text-style-name="P4" draw:layer="layout" draw:type="line" svg:x1="27.324cm" svg:y1="22.819cm" svg:x2="27.324cm" svg:y2="23.583cm" draw:start-shape="id107" draw:start-glue-point="2" draw:end-shape="id98" draw:end-glue-point="0" svg:d="M27324 22819v764" svg:viewBox="0 0 1 765">
          <text:p/>
        </draw:connector>
        <draw:connector draw:style-name="gr3" draw:text-style-name="P4" draw:layer="layout" draw:type="line" svg:x1="11.32cm" svg:y1="22.815cm" svg:x2="11.32cm" svg:y2="23.583cm" draw:start-shape="id108" draw:start-glue-point="2" draw:end-shape="id96" draw:end-glue-point="0" svg:d="M11320 22815v768" svg:viewBox="0 0 1 769">
          <text:p/>
        </draw:connector>
      </draw:page>
      <draw:page draw:name="page9" draw:style-name="dp1" draw:master-page-name="Default">
        <draw:custom-shape draw:style-name="gr36" draw:text-style-name="P8" xml:id="id118" draw:id="id118" draw:layer="layout" svg:width="3.81cm" svg:height="4.064cm" svg:x="5.699cm" svg:y="7.196cm">
          <text:p text:style-name="P6">Change</text:p>
          <text:p text:style-name="P6">requests</text:p>
          <draw:enhanced-geometry svg:viewBox="0 0 21600 21600" draw:type="rectangle" draw:enhanced-path="M 0 0 L 21600 0 21600 21600 0 21600 0 0 Z N"/>
        </draw:custom-shape>
        <draw:custom-shape draw:style-name="gr37" draw:text-style-name="P2" xml:id="id115" draw:id="id115" draw:layer="layout" svg:width="4.678cm" svg:height="1.778cm" svg:x="-2.089cm" svg:y="17.894cm">
          <text:p text:style-name="P1">Assess CR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16" draw:id="id116" draw:layer="layout" svg:width="4.678cm" svg:height="1.778cm" svg:x="-2.089cm" svg:y="20.895cm">
          <text:p text:style-name="P1">Select CR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21" draw:id="id121" draw:layer="layout" svg:width="4.678cm" svg:height="1.778cm" svg:x="-2.089cm" svg:y="25.896cm">
          <text:p text:style-name="P1">Close CR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10" draw:id="id110" draw:layer="layout" svg:width="4.678cm" svg:height="1.778cm" svg:x="13.911cm" svg:y="14.895cm">
          <text:p text:style-name="P1">Implementation</text:p>
          <text:p text:style-name="P1">analysi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14" draw:id="id114" draw:layer="layout" svg:width="4.678cm" svg:height="1.778cm" svg:x="13.912cm" svg:y="17.896cm">
          <text:p text:style-name="P1">Cost/impact</text:p>
          <text:p text:style-name="P1">analysi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24" draw:id="id124" draw:layer="layout" svg:width="4.678cm" svg:height="1.778cm" svg:x="13.913cm" svg:y="23.897cm">
          <text:p text:style-name="P1">Test software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20" draw:id="id120" draw:layer="layout" svg:width="4.678cm" svg:height="1.778cm" svg:x="13.913cm" svg:y="20.897cm">
          <text:p text:style-name="P1">Modify</text:p>
          <text:p text:style-name="P1">software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22" draw:id="id122" draw:layer="layout" svg:width="4.678cm" svg:height="1.778cm" svg:x="10.913cm" svg:y="27.897cm">
          <text:p text:style-name="P1">Close CR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13" draw:id="id113" draw:layer="layout" svg:width="4.678cm" svg:height="1.778cm" svg:x="15.911cm" svg:y="1.895cm">
          <text:p text:style-name="P1">Check CR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09" draw:id="id109" draw:layer="layout" svg:width="4.678cm" svg:height="1.778cm" svg:x="18.912cm" svg:y="6.896cm">
          <text:p text:style-name="P1">Register CR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112" draw:id="id112" draw:layer="layout" svg:width="4.678cm" svg:height="1.778cm" svg:x="12.913cm" svg:y="6.897cm">
          <text:p text:style-name="P1">Close CR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21.251cm" svg:y1="8.674cm" svg:x2="16.25cm" svg:y2="14.895cm" draw:start-shape="id109" draw:start-glue-point="2" draw:end-shape="id110" draw:end-glue-point="0" svg:d="M21251 8674v3111h-5001v3110" svg:viewBox="0 0 5002 6222">
          <text:p/>
        </draw:connector>
        <draw:custom-shape draw:style-name="gr38" draw:text-style-name="P12" xml:id="id111" draw:id="id111" draw:layer="layout" svg:width="1.397cm" svg:height="1.397cm" svg:x="17.552cm" svg:y="4.7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17.552cm" svg:y1="5.482cm" svg:x2="15.252cm" svg:y2="6.897cm" draw:start-shape="id111" draw:start-glue-point="5" draw:end-shape="id112" draw:end-glue-point="0" svg:d="M17552 5482h-2300v1415" svg:viewBox="0 0 2301 1416">
          <text:p/>
        </draw:connector>
        <draw:connector draw:style-name="gr8" draw:text-style-name="P4" draw:layer="layout" svg:x1="18.949cm" svg:y1="5.482cm" svg:x2="21.251cm" svg:y2="6.896cm" draw:start-shape="id111" draw:start-glue-point="7" draw:end-shape="id109" svg:d="M18949 5482h2302v1414" svg:viewBox="0 0 2303 1415">
          <text:p/>
        </draw:connector>
        <draw:connector draw:style-name="gr8" draw:text-style-name="P4" draw:layer="layout" draw:type="line" svg:x1="18.25cm" svg:y1="3.673cm" svg:x2="18.251cm" svg:y2="4.783cm" draw:start-shape="id113" draw:start-glue-point="2" draw:end-shape="id111" draw:end-glue-point="4" svg:d="M18250 3673l1 1110" svg:viewBox="0 0 2 1111">
          <text:p/>
        </draw:connector>
        <draw:connector draw:style-name="gr39" draw:text-style-name="P4" draw:layer="layout" draw:type="line" svg:x1="16.25cm" svg:y1="16.673cm" svg:x2="16.251cm" svg:y2="17.896cm" draw:start-shape="id110" draw:start-glue-point="2" draw:end-shape="id114" draw:end-glue-point="0" svg:d="M16250 16673l1 1223" svg:viewBox="0 0 2 1224">
          <text:p/>
        </draw:connector>
        <draw:connector draw:style-name="gr8" draw:text-style-name="P4" draw:layer="layout" draw:type="line" svg:x1="13.912cm" svg:y1="18.785cm" svg:x2="2.589cm" svg:y2="18.783cm" draw:start-shape="id114" draw:start-glue-point="3" draw:end-shape="id115" draw:end-glue-point="1" svg:d="M13912 18785l-11323-2" svg:viewBox="0 0 11324 3">
          <text:p/>
        </draw:connector>
        <draw:connector draw:style-name="gr8" draw:text-style-name="P4" draw:layer="layout" draw:type="line" svg:x1="0.25cm" svg:y1="19.672cm" svg:x2="0.25cm" svg:y2="20.895cm" draw:start-shape="id115" draw:start-glue-point="2" draw:end-shape="id116" draw:end-glue-point="0" svg:d="M250 19672v1223" svg:viewBox="0 0 1 1224">
          <text:p/>
        </draw:connector>
        <draw:custom-shape draw:style-name="gr37" draw:text-style-name="P2" xml:id="id117" draw:id="id117" draw:layer="layout" svg:width="4.678cm" svg:height="1.778cm" svg:x="-2.088cm" svg:y="1.896cm">
          <text:p text:style-name="P1">Submit CR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12.446cm" svg:height="8.763cm" svg:x="11.922cm" svg:y="1cm">
          <text:p/>
          <draw:enhanced-geometry svg:viewBox="0 0 21600 21600" draw:type="rectangle" draw:enhanced-path="M 0 0 L 21600 0 21600 21600 0 21600 0 0 Z N"/>
        </draw:custom-shape>
        <draw:connector draw:style-name="gr25" draw:text-style-name="P4" draw:layer="layout" svg:x1="0.251cm" svg:y1="3.674cm" svg:x2="5.699cm" svg:y2="9.228cm" draw:start-shape="id117" draw:start-glue-point="2" draw:end-shape="id118" draw:end-glue-point="3" svg:d="M251 3674v5554h5448" svg:viewBox="0 0 5449 5555">
          <text:p/>
        </draw:connector>
        <draw:connector draw:style-name="gr25" draw:text-style-name="P4" draw:layer="layout" svg:x1="15.252cm" svg:y1="8.675cm" svg:x2="9.509cm" svg:y2="9.228cm" draw:start-shape="id112" draw:start-glue-point="2" draw:end-shape="id118" draw:end-glue-point="1" svg:d="M15252 8675v553h-5743" svg:viewBox="0 0 5744 554">
          <text:p/>
        </draw:connector>
        <draw:custom-shape draw:style-name="gr38" draw:text-style-name="P12" xml:id="id119" draw:id="id119" draw:layer="layout" svg:width="1.397cm" svg:height="1.397cm" svg:x="-0.448cm" svg:y="23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draw:line-skew="-1.224cm" svg:x1="0.949cm" svg:y1="24.382cm" svg:x2="13.913cm" svg:y2="21.786cm" draw:start-shape="id119" draw:start-glue-point="7" draw:end-shape="id120" svg:d="M949 24382h5258v-2596h7706" svg:viewBox="0 0 12965 2597">
          <text:p/>
        </draw:connector>
        <draw:connector draw:style-name="gr8" draw:text-style-name="P4" draw:layer="layout" draw:type="line" svg:x1="0.25cm" svg:y1="22.673cm" svg:x2="0.251cm" svg:y2="23.683cm" draw:start-shape="id116" draw:start-glue-point="2" draw:end-shape="id119" draw:end-glue-point="4" svg:d="M250 22673l1 1010" svg:viewBox="0 0 2 1011">
          <text:p/>
        </draw:connector>
        <draw:connector draw:style-name="gr8" draw:text-style-name="P4" draw:layer="layout" draw:type="line" svg:x1="0.251cm" svg:y1="25.08cm" svg:x2="0.25cm" svg:y2="25.896cm" draw:start-shape="id119" draw:start-glue-point="6" draw:end-shape="id121" draw:end-glue-point="0" svg:d="M251 25080l-1 816" svg:viewBox="0 0 2 817">
          <text:p/>
        </draw:connector>
        <draw:connector draw:style-name="gr25" draw:text-style-name="P4" draw:layer="layout" svg:x1="10.913cm" svg:y1="28.786cm" svg:x2="7.604cm" svg:y2="11.26cm" draw:start-shape="id122" draw:start-glue-point="3" draw:end-shape="id118" draw:end-glue-point="2" svg:d="M10913 28786h-3309v-17526" svg:viewBox="0 0 3310 17527">
          <text:p/>
        </draw:connector>
        <draw:connector draw:style-name="gr25" draw:text-style-name="P4" draw:layer="layout" draw:type="line" svg:x1="2.589cm" svg:y1="26.785cm" svg:x2="7.646cm" svg:y2="26.776cm" draw:start-shape="id121" draw:start-glue-point="1" svg:d="M2589 26785l5057-9" svg:viewBox="0 0 5058 10">
          <text:p/>
        </draw:connector>
        <draw:connector draw:style-name="gr25" draw:text-style-name="P4" draw:layer="layout" draw:type="line" svg:x1="7.604cm" svg:y1="11.26cm" svg:x2="13.913cm" svg:y2="21.786cm" draw:start-shape="id118" draw:start-glue-point="2" draw:end-shape="id120" draw:end-glue-point="3" svg:d="M7604 11260l6309 10526" svg:viewBox="0 0 6310 10527">
          <text:p/>
        </draw:connector>
        <draw:connector draw:style-name="gr25" draw:text-style-name="P4" draw:layer="layout" draw:type="line" svg:x1="13.911cm" svg:y1="15.784cm" svg:x2="7.604cm" svg:y2="11.26cm" draw:start-shape="id110" draw:start-glue-point="3" draw:end-shape="id118" draw:end-glue-point="2" svg:d="M13911 15784l-6307-4524" svg:viewBox="0 0 6308 4525">
          <text:p/>
        </draw:connector>
        <draw:connector draw:style-name="gr25" draw:text-style-name="P4" draw:layer="layout" draw:type="line" svg:x1="7.604cm" svg:y1="11.26cm" svg:x2="2.589cm" svg:y2="18.783cm" draw:start-shape="id118" draw:start-glue-point="2" draw:end-shape="id115" draw:end-glue-point="1" svg:d="M7604 11260l-5015 7523" svg:viewBox="0 0 5016 7524">
          <text:p/>
        </draw:connector>
        <draw:connector draw:style-name="gr25" draw:text-style-name="P4" draw:layer="layout" draw:type="line" svg:x1="13.912cm" svg:y1="18.785cm" svg:x2="7.604cm" svg:y2="11.26cm" draw:start-shape="id114" draw:start-glue-point="3" draw:end-shape="id118" draw:end-glue-point="2" svg:d="M13912 18785l-6308-7525" svg:viewBox="0 0 6309 7526">
          <text:p/>
        </draw:connector>
        <draw:custom-shape draw:style-name="gr38" draw:text-style-name="P12" xml:id="id123" draw:id="id123" draw:layer="layout" svg:width="1.397cm" svg:height="1.397cm" svg:x="15.552cm" svg:y="26.5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15.552cm" svg:y1="27.282cm" svg:x2="13.252cm" svg:y2="27.897cm" draw:start-shape="id123" draw:start-glue-point="5" draw:end-shape="id122" svg:d="M15552 27282h-2300v615" svg:viewBox="0 0 2301 616">
          <text:p/>
        </draw:connector>
        <draw:connector draw:style-name="gr8" draw:text-style-name="P4" draw:layer="layout" draw:line-skew="0.917cm" svg:x1="16.949cm" svg:y1="27.282cm" svg:x2="18.591cm" svg:y2="21.786cm" draw:start-shape="id123" draw:start-glue-point="7" draw:end-shape="id120" svg:d="M16949 27282h3101v-5496h-1459" svg:viewBox="0 0 3102 5497">
          <text:p/>
        </draw:connector>
        <draw:connector draw:style-name="gr8" draw:text-style-name="P4" draw:layer="layout" draw:type="line" svg:x1="16.252cm" svg:y1="25.675cm" svg:x2="16.251cm" svg:y2="26.583cm" draw:start-shape="id124" draw:start-glue-point="2" draw:end-shape="id123" draw:end-glue-point="4" svg:d="M16252 25675l-1 908" svg:viewBox="0 0 2 909">
          <text:p/>
        </draw:connector>
        <draw:custom-shape draw:style-name="gr41" draw:text-style-name="P8" draw:layer="layout" svg:width="11.017cm" svg:height="16.21cm" svg:x="9.922cm" svg:y="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6.876cm" svg:height="11.049cm" svg:x="-2.937cm" svg:y="17.25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003cm" svg:height="0.962cm" svg:x="-4.837cm" svg:y="15.859cm">
          <draw:text-box>
            <text:p>Product development/CCB</text:p>
          </draw:text-box>
        </draw:frame>
        <draw:frame draw:style-name="gr7" draw:text-style-name="P7" draw:layer="layout" svg:width="4.232cm" svg:height="0.962cm" svg:x="11.564cm" svg:y="12.859cm">
          <draw:text-box>
            <text:p>Development</text:p>
          </draw:text-box>
        </draw:frame>
        <draw:frame draw:style-name="gr7" draw:text-style-name="P7" draw:layer="layout" svg:width="5.646cm" svg:height="0.962cm" svg:x="11.964cm" svg:y="-0.141cm">
          <draw:text-box>
            <text:p>Customer Support</text:p>
          </draw:text-box>
        </draw:frame>
        <draw:frame draw:style-name="gr7" draw:text-style-name="P7" draw:layer="layout" svg:width="3.249cm" svg:height="0.962cm" svg:x="-1.336cm" svg:y="0.859cm">
          <draw:text-box>
            <text:p>Customer</text:p>
          </draw:text-box>
        </draw:frame>
      </draw:page>
      <draw:page draw:name="page10" draw:style-name="dp1" draw:master-page-name="Default">
        <draw:custom-shape draw:style-name="gr43" draw:text-style-name="P16" draw:layer="layout" svg:width="20.828cm" svg:height="9.906cm" svg:x="0.216cm" svg:y="2.286cm">
          <text:p text:style-name="P6"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R</text:span><text:span text:style-name="T2">e</text:span><text:span text:style-name="T2">q</text:span><text:span text:style-name="T2">u</text:span><text:span text:style-name="T2">e</text:span><text:span text:style-name="T2">st </text:span><text:span text:style-name="T2">F</text:span><text:span text:style-name="T2">or</text:span><text:span text:style-name="T2">m</text:span></text:p>
          <text:p text:style-name="P14"><text:span text:style-name="T3"/></text:p>
          <text:p text:style-name="P14"><text:span text:style-name="T2">P</text:span><text:span text:style-name="T2">ro</text:span><text:span text:style-name="T2">je</text:span><text:span text:style-name="T2">ct</text:span><text:span text:style-name="T2">: </text:span><text:span text:style-name="T4">SI</text:span><text:span text:style-name="T4">C</text:span><text:span text:style-name="T4">S</text:span><text:span text:style-name="T4">A/</text:span><text:span text:style-name="T4">A</text:span><text:span text:style-name="T4">p</text:span><text:span text:style-name="T4">p</text:span><text:span text:style-name="T4">Pr</text:span><text:span text:style-name="T4">o</text:span><text:span text:style-name="T4">c</text:span><text:span text:style-name="T4">e</text:span><text:span text:style-name="T4">s</text:span><text:span text:style-name="T4">si</text:span><text:span text:style-name="T4">n</text:span><text:span text:style-name="T4">g</text:span><text:span text:style-name="T4"><text:tab/></text:span><text:span text:style-name="T4"><text:tab/></text:span><text:span text:style-name="T2">N</text:span><text:span text:style-name="T2">u</text:span><text:span text:style-name="T2">m</text:span><text:span text:style-name="T2">b</text:span><text:span text:style-name="T2">er</text:span><text:span text:style-name="T2">: </text:span><text:span text:style-name="T4">2</text:span><text:span text:style-name="T4">3/</text:span><text:span text:style-name="T4">0</text:span><text:span text:style-name="T4">2</text:span></text:p>
          <text:p text:style-name="P14"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re</text:span><text:span text:style-name="T2">q</text:span><text:span text:style-name="T2">u</text:span><text:span text:style-name="T2">e</text:span><text:span text:style-name="T2">st</text:span><text:span text:style-name="T2">er</text:span><text:span text:style-name="T2">: </text:span><text:span text:style-name="T4">I. </text:span><text:span text:style-name="T4">S</text:span><text:span text:style-name="T4">o</text:span><text:span text:style-name="T4">m</text:span><text:span text:style-name="T4">m</text:span><text:span text:style-name="T4">er</text:span><text:span text:style-name="T4">vil</text:span><text:span text:style-name="T4">le</text:span><text:span text:style-name="T4"><text:tab/></text:span><text:span text:style-name="T4"><text:tab/></text:span><text:span text:style-name="T2">D</text:span><text:span text:style-name="T2">at</text:span><text:span text:style-name="T2">e: </text:span><text:span text:style-name="T4">2</text:span><text:span text:style-name="T4">0/</text:span><text:span text:style-name="T4">0</text:span><text:span text:style-name="T4">7/</text:span><text:span text:style-name="T4">1</text:span><text:span text:style-name="T4">2</text:span></text:p>
          <text:p text:style-name="P15"><text:span text:style-name="T2">R</text:span><text:span text:style-name="T2">e</text:span><text:span text:style-name="T2">q</text:span><text:span text:style-name="T2">u</text:span><text:span text:style-name="T2">e</text:span><text:span text:style-name="T2">st</text:span><text:span text:style-name="T2">e</text:span><text:span text:style-name="T2">d </text:span><text:span text:style-name="T2">c</text:span><text:span text:style-name="T2">h</text:span><text:span text:style-name="T2">a</text:span><text:span text:style-name="T2">n</text:span><text:span text:style-name="T2">g</text:span><text:span text:style-name="T2">e:</text:span><text:span text:style-name="T4"> </text:span><text:span text:style-name="T4">T</text:span><text:span text:style-name="T4">h</text:span><text:span text:style-name="T4">e </text:span><text:span text:style-name="T4">st</text:span><text:span text:style-name="T4">at</text:span><text:span text:style-name="T4">u</text:span><text:span text:style-name="T4">s </text:span><text:span text:style-name="T4">of </text:span><text:span text:style-name="T4">a</text:span><text:span text:style-name="T4">p</text:span><text:span text:style-name="T4">pl</text:span><text:span text:style-name="T4">ic</text:span><text:span text:style-name="T4">a</text:span><text:span text:style-name="T4">nt</text:span><text:span text:style-name="T4">s </text:span><text:span text:style-name="T4">(r</text:span><text:span text:style-name="T4">ej</text:span><text:span text:style-name="T4">e</text:span><text:span text:style-name="T4">ct</text:span><text:span text:style-name="T4">e</text:span><text:span text:style-name="T4">d, </text:span><text:span text:style-name="T4">a</text:span><text:span text:style-name="T4">c</text:span><text:span text:style-name="T4">c</text:span><text:span text:style-name="T4">e</text:span><text:span text:style-name="T4">pt</text:span><text:span text:style-name="T4">e</text:span><text:span text:style-name="T4">d, </text:span><text:span text:style-name="T4">et</text:span><text:span text:style-name="T4">c.</text:span><text:span text:style-name="T4">) </text:span><text:span text:style-name="T4">s</text:span><text:span text:style-name="T4">h</text:span><text:span text:style-name="T4">o</text:span><text:span text:style-name="T4">ul</text:span><text:span text:style-name="T4">d </text:span><text:span text:style-name="T4">b</text:span><text:span text:style-name="T4">e</text:span></text:p>
          <text:p text:style-name="P15"><text:span text:style-name="T4">s</text:span><text:span text:style-name="T4">h</text:span><text:span text:style-name="T4">o</text:span><text:span text:style-name="T4">w</text:span><text:span text:style-name="T4">n </text:span><text:span text:style-name="T4">vi</text:span><text:span text:style-name="T4">s</text:span><text:span text:style-name="T4">u</text:span><text:span text:style-name="T4">al</text:span><text:span text:style-name="T4">ly </text:span><text:span text:style-name="T4">in </text:span><text:span text:style-name="T4">th</text:span><text:span text:style-name="T4">e </text:span><text:span text:style-name="T4">di</text:span><text:span text:style-name="T4">s</text:span><text:span text:style-name="T4">pl</text:span><text:span text:style-name="T4">a</text:span><text:span text:style-name="T4">y</text:span><text:span text:style-name="T4">e</text:span><text:span text:style-name="T4">d </text:span><text:span text:style-name="T4">lis</text:span><text:span text:style-name="T4">t </text:span><text:span text:style-name="T4">of </text:span><text:span text:style-name="T4">a</text:span><text:span text:style-name="T4">p</text:span><text:span text:style-name="T4">pl</text:span><text:span text:style-name="T4">ic</text:span><text:span text:style-name="T4">a</text:span><text:span text:style-name="T4">nt</text:span><text:span text:style-name="T4">s.</text:span></text:p>
          <text:p text:style-name="P14"><text:span text:style-name="T5"/></text:p>
          <text:p text:style-name="P14"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a</text:span><text:span text:style-name="T2">n</text:span><text:span text:style-name="T2">al</text:span><text:span text:style-name="T2">y</text:span><text:span text:style-name="T2">z</text:span><text:span text:style-name="T2">er</text:span><text:span text:style-name="T2">: </text:span><text:span text:style-name="T4">R. </text:span><text:span text:style-name="T4">L</text:span><text:span text:style-name="T4">o</text:span><text:span text:style-name="T4">o</text:span><text:span text:style-name="T4">e</text:span><text:span text:style-name="T4">k</text:span><text:span text:style-name="T4"><text:tab/></text:span><text:span text:style-name="T4"><text:tab/></text:span><text:span text:style-name="T2">A</text:span><text:span text:style-name="T2">n</text:span><text:span text:style-name="T2">al</text:span><text:span text:style-name="T2">y</text:span><text:span text:style-name="T2">si</text:span><text:span text:style-name="T2">s </text:span><text:span text:style-name="T2">d</text:span><text:span text:style-name="T2">at</text:span><text:span text:style-name="T2">e: </text:span><text:span text:style-name="T4">2</text:span><text:span text:style-name="T4">5/</text:span><text:span text:style-name="T4">0</text:span><text:span text:style-name="T4">7/</text:span><text:span text:style-name="T4">1</text:span><text:span text:style-name="T4">2</text:span></text:p>
          <text:p text:style-name="P15"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t</text:span><text:span text:style-name="T2">s </text:span><text:span text:style-name="T2">af</text:span><text:span text:style-name="T2">fe</text:span><text:span text:style-name="T2">ct</text:span><text:span text:style-name="T2">e</text:span><text:span text:style-name="T2">d: </text:span><text:span text:style-name="T4">A</text:span><text:span text:style-name="T4">p</text:span><text:span text:style-name="T4">pl</text:span><text:span text:style-name="T4">ic</text:span><text:span text:style-name="T4">a</text:span><text:span text:style-name="T4">nt</text:span><text:span text:style-name="T4">Li</text:span><text:span text:style-name="T4">st</text:span><text:span text:style-name="T4">Di</text:span><text:span text:style-name="T4">s</text:span><text:span text:style-name="T4">pl</text:span><text:span text:style-name="T4">ay</text:span><text:span text:style-name="T4">, </text:span><text:span text:style-name="T4">St</text:span><text:span text:style-name="T4">at</text:span><text:span text:style-name="T4">u</text:span><text:span text:style-name="T4">s</text:span><text:span text:style-name="T4">U</text:span><text:span text:style-name="T4">p</text:span><text:span text:style-name="T4">d</text:span><text:span text:style-name="T4">at</text:span><text:span text:style-name="T4">er</text:span></text:p>
          <text:p text:style-name="P14"><text:span text:style-name="T5"/></text:p>
          <text:p text:style-name="P15"><text:span text:style-name="T2">A</text:span><text:span text:style-name="T2">s</text:span><text:span text:style-name="T2">s</text:span><text:span text:style-name="T2">o</text:span><text:span text:style-name="T2">ci</text:span><text:span text:style-name="T2">at</text:span><text:span text:style-name="T2">e</text:span><text:span text:style-name="T2">d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t</text:span><text:span text:style-name="T2">s: </text:span><text:span text:style-name="T4">St</text:span><text:span text:style-name="T4">u</text:span><text:span text:style-name="T4">d</text:span><text:span text:style-name="T4">e</text:span><text:span text:style-name="T4">nt</text:span><text:span text:style-name="T4">D</text:span><text:span text:style-name="T4">at</text:span><text:span text:style-name="T4">a</text:span><text:span text:style-name="T4">b</text:span><text:span text:style-name="T4">a</text:span><text:span text:style-name="T4">s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20.828cm" svg:height="11.114cm" svg:x="0.216cm" svg:y="15.286cm">
          <text:p text:style-name="P17"><text:span text:style-name="T6"/></text:p>
          <text:p text:style-name="P18"><text:span text:style-name="T2">Change Request Form</text:span></text:p>
          <text:p text:style-name="P14"><text:span text:style-name="T3"/></text:p>
          <text:p text:style-name="P14"><text:span text:style-name="T5"/></text:p>
          <text:p text:style-name="P15"><text:span text:style-name="T2">Change assessment: </text:span><text:span text:style-name="T4">Relatively simple to implement by changing the display</text:span></text:p>
          <text:p text:style-name="P15"><text:span text:style-name="T4">color according to status. A table must be added to relate status to colors. No</text:span></text:p>
          <text:p text:style-name="P15"><text:span text:style-name="T4">changes to associated components are required.</text:span></text:p>
          <text:p text:style-name="P14"><text:span text:style-name="T5"/></text:p>
          <text:p text:style-name="P14"><text:span text:style-name="T2">Change priority: </text:span><text:span text:style-name="T4">Medium</text:span></text:p>
          <text:p text:style-name="P14"><text:span text:style-name="T2">Change implementation:</text:span></text:p>
          <text:p text:style-name="P14"><text:span text:style-name="T2">Estimated effort: </text:span><text:span text:style-name="T4">2 hours</text:span></text:p>
          <text:p text:style-name="P14"><text:span text:style-name="T2">Date to SGA app. team: </text:span><text:span text:style-name="T4">28/07/12</text:span><text:span text:style-name="T4"><text:tab/></text:span><text:span text:style-name="T2">CCB decision date: </text:span><text:span text:style-name="T4">30/07/12</text:span></text:p>
          <text:p text:style-name="P14"><text:span text:style-name="T2">Decision: </text:span><text:span text:style-name="T4">Accept change. Change to be implemented in Release 1.2</text:span></text:p>
          <text:p text:style-name="P14"><text:span text:style-name="T2">Change implementor:</text:span><text:span text:style-name="T2"><text:tab/></text:span><text:span text:style-name="T2">Date of change:</text:span></text:p>
          <text:p text:style-name="P14"><text:span text:style-name="T2">Date submitted to QA:</text:span><text:span text:style-name="T2"><text:tab/></text:span><text:span text:style-name="T2">QA decision:</text:span></text:p>
          <text:p text:style-name="P14"><text:span text:style-name="T2">Date submitted to CM:</text:span></text:p>
          <text:p text:style-name="P15"><text:span text:style-name="T2">Comments:</text:span></text:p>
          <text:p text:style-name="P14"><text:span text:style-name="T7"/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/>
    <style:font-face style:name="ＭＳ Ｐゴシック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7:02:32.686397434</meta:creation-date>
    <dc:date>2020-07-22T20:17:02.872160751</dc:date>
    <meta:editing-duration>PT11M35S</meta:editing-duration>
    <meta:editing-cycles>2</meta:editing-cycles>
    <meta:generator>LibreOffice/6.4.4.2$Linux_X86_64 LibreOffice_project/40$Build-2</meta:generator>
    <meta:document-statistic meta:object-count="444"/>
  </office:meta>
</office:document-meta>
</file>